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language="uk" fo:country="UA" style:font-size-asian="14pt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fo:font-style="italic" style:font-size-asian="14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14pt" fo:language="uk" fo:country="UA" fo:font-style="italic" style:font-size-asian="14pt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style="italic" style:font-size-asian="14pt" style:font-style-asian="italic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style="italic" style:font-size-asian="14pt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6" style:family="text">
      <style:text-properties fo:font-size="14pt" fo:language="uk" fo:country="UA" style:font-size-asian="14pt"/>
    </style:style>
    <style:style style:name="T7" style:family="text">
      <style:text-properties fo:font-size="14pt" fo:language="uk" fo:country="UA" style:font-size-asian="14pt" style:font-style-complex="italic"/>
    </style:style>
    <style:style style:name="T8" style:family="text">
      <style:text-properties fo:font-size="14pt" fo:language="uk" fo:country="UA" fo:font-weight="bold" style:font-size-asian="14pt" style:font-weight-asian="bold"/>
    </style:style>
    <style:style style:name="T9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0" style:family="text">
      <style:text-properties fo:font-size="14pt" fo:language="uk" fo:country="UA" fo:font-weight="bold" style:font-size-asian="14pt" style:font-weight-asian="bold" style:font-weight-complex="bold"/>
    </style:style>
    <style:style style:name="T11" style:family="text">
      <style:text-properties fo:font-size="14pt" fo:language="ru" fo:country="RU" style:font-size-asian="14pt"/>
    </style:style>
    <style:style style:name="T12" style:family="text">
      <style:text-properties fo:font-size="14pt" fo:language="ru" fo:country="RU" style:font-size-asian="14pt" style:font-style-complex="italic"/>
    </style:style>
    <style:style style:name="T13" style:family="text">
      <style:text-properties fo:font-size="14pt" fo:language="ru" fo:country="RU" fo:font-style="italic" style:font-size-asian="14pt" style:font-style-asian="italic"/>
    </style:style>
    <style:style style:name="T14" style:family="text">
      <style:text-properties fo:font-size="14pt" fo:language="ru" fo:country="RU" fo:font-style="italic" style:font-size-asian="14pt" style:font-style-asian="italic" style:font-style-complex="italic"/>
    </style:style>
    <style:style style:name="T15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16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17" style:family="text">
      <style:text-properties fo:font-size="14pt" style:font-size-asian="14pt"/>
    </style:style>
    <style:style style:name="T18" style:family="text">
      <style:text-properties fo:language="uk" fo:country="UA"/>
    </style:style>
    <style:style style:name="T19" style:family="text">
      <style:text-properties fo:text-transform="uppercase" fo:font-size="14pt" fo:language="uk" fo:country="UA" fo:font-weight="bold" style:font-size-asian="14pt" style:font-weight-asian="bold"/>
    </style:style>
    <style:style style:name="T20" style:family="text">
      <style:text-properties fo:text-transform="uppercase" fo:font-size="14pt" fo:language="uk" fo:country="UA" style:font-size-asian="14pt"/>
    </style:style>
    <style:style style:name="T21" style:family="text">
      <style:text-properties fo:text-transform="uppercase" fo:font-size="14pt" fo:language="ru" fo:country="RU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Автодафé</text:span><text:span text:style-name="T6">, </text:span><text:span text:style-name="T1">незм.</text:span><text:span text:style-name="T6">, </text:span><text:span text:style-name="T1">с.</text:span><text:span text:style-name="T6"> Прилюдне спалення на кострі єретиків чи творів, які інквізиція середньовічної Європи вважала єретичними.</text:span></text:p>
      <text:p text:style-name="P1"><text:span text:style-name="T1">О ті наломи ляку,/ ота зухвала згага самовтеч,/ жага згоряння, спалення, </text:span><text:span text:style-name="T4">авто-/ дафе</text:span><text:span text:style-name="T1">. </text:span><text:span text:style-name="T6">(П-1:57).</text:span></text:p>
      <text:p text:style-name="P1"><text:span text:style-name="T19"/></text:p>
      <text:p text:style-name="P1"><text:span text:style-name="T19">Басамáнити</text:span><text:span text:style-name="T6">, -ню, -ниш, </text:span><text:span text:style-name="T1">недок., перех., інд.-авт.</text:span><text:span text:style-name="T8"> </text:span><text:span text:style-name="T6">Дієслово до </text:span><text:span text:style-name="T8">басамáн.</text:span></text:p>
      <text:p text:style-name="P1"><text:span text:style-name="T1">Гойдається вечора зламана віть,/ і синню тяжкою в осінній пожежі/ мій дух </text:span><text:span text:style-name="T4">басаманить.</text:span><text:span text:style-name="T8"> </text:span><text:span text:style-name="T6">(П-1:27).</text:span></text:p>
      <text:p text:style-name="P2"/>
      <text:p text:style-name="P1"><text:span text:style-name="T19">Біль-жадá</text:span><text:span text:style-name="T6">, -и, </text:span><text:span text:style-name="T1">ж., інд.-авт.</text:span><text:span text:style-name="T7"> Похідне від </text:span><text:span text:style-name="T9">бíль</text:span><text:span text:style-name="T7"> і </text:span><text:span text:style-name="T9">жадá</text:span><text:span text:style-name="T7">.</text:span></text:p>
      <text:p text:style-name="P1"><text:span text:style-name="T1">Річки тепла ковбаня,/ літеплена вода./ Ось тобі, сну – смеркання,/ спогад твій – </text:span><text:span text:style-name="T4">біль-жада</text:span><text:span text:style-name="T1">.</text:span><text:span text:style-name="T6"> (П-2:28).</text:span></text:p>
      <text:p text:style-name="P2"/>
      <text:p text:style-name="P1"><text:span text:style-name="T19">Біль-самотá</text:span><text:span text:style-name="T6">, -и, </text:span><text:span text:style-name="T1">ж., інд.-авт.</text:span><text:span text:style-name="T7"> Похідне від </text:span><text:span text:style-name="T9">бíль</text:span><text:span text:style-name="T7"> і </text:span><text:span text:style-name="T9">самотá</text:span><text:span text:style-name="T7">.</text:span></text:p>
      <text:p text:style-name="P1"><text:span text:style-name="T1">…і вже ти, як цятка, і вже над пітьмою/ спалахуєш зойками </text:span><text:span text:style-name="T4">біль-самоти</text:span><text:span text:style-name="T1">.</text:span><text:span text:style-name="T6"> (П-2:18).</text:span></text:p>
      <text:p text:style-name="P2"/>
      <text:p text:style-name="P1"><text:span text:style-name="T19">Вичамрілий</text:span><text:span text:style-name="T6">, -а, -е, </text:span><text:span text:style-name="T1">інд.-авт.</text:span><text:span text:style-name="T6"> Дієпр. пас. мин. ч. до </text:span><text:span text:style-name="T10">вичамріти</text:span><text:span text:style-name="T6">.</text:span></text:p>
      <text:p text:style-name="P1"><text:span text:style-name="T1">…оце Дніпро, це жайвірна – Софія,/ а це Ярила </text:span><text:span text:style-name="T4">вичамрілий</text:span><text:span text:style-name="T1"> яр.</text:span><text:span text:style-name="T6"> (П-2:195).</text:span></text:p>
      <text:p text:style-name="P2"/>
      <text:p text:style-name="P1"><text:span text:style-name="T19">Всебезóдня</text:span><text:span text:style-name="T6">, -і, </text:span><text:span text:style-name="T1">ж., інд.-авт.</text:span><text:span text:style-name="T7"> Похідне від </text:span><text:span text:style-name="T9">все</text:span><text:span text:style-name="T7"> і </text:span><text:span text:style-name="T9">безóдня</text:span><text:span text:style-name="T7">.</text:span></text:p>
      <text:p text:style-name="P1"><text:span text:style-name="T1">Земля посовгнулась. Пливе/ розщілиною </text:span><text:span text:style-name="T4">всебезодні</text:span><text:span text:style-name="T6">. (П-1:185).</text:span></text:p>
      <text:p text:style-name="P2"/>
      <text:p text:style-name="P1"><text:span text:style-name="T19">Всебéзрух</text:span><text:span text:style-name="T6">, -у, </text:span><text:span text:style-name="T1">ч., інд.-авт. </text:span><text:span text:style-name="T7">Похідне від </text:span><text:span text:style-name="T9">все</text:span><text:span text:style-name="T7">, </text:span><text:span text:style-name="T9">без</text:span><text:span text:style-name="T7"> і </text:span><text:span text:style-name="T9">рух</text:span><text:span text:style-name="T7">.</text:span></text:p>
      <text:p text:style-name="P1"><text:span text:style-name="T1">У штольнях ночей вертикальних/ іде схарапуджене дляння/ </text:span><text:span text:style-name="T4">всебезруху</text:span><text:span text:style-name="T1">…</text:span><text:span text:style-name="T6"> (П-1:87).</text:span></text:p>
      <text:p text:style-name="P2"/>
      <text:p text:style-name="P1"><text:span text:style-name="T19">Всебíд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бíдн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</text:span><text:span text:style-name="T4">всебідий</text:span><text:span text:style-name="T1">, всегнівний, всещедрий, всекволий./ А що під крилом твоїм? Кара – карай.</text:span><text:span text:style-name="T6"> (П-1:98).</text:span></text:p>
      <text:p text:style-name="P2"/>
      <text:p text:style-name="P1"><text:span text:style-name="T19">Всевельмóжний</text:span><text:span text:style-name="T6"> (</text:span><text:span text:style-name="T10">усевельмо</text:span><text:span text:style-name="T6"></text:span><text:span text:style-name="T10">жний</text:span><text:span text:style-name="T6">)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вельмóжний </text:span><text:span text:style-name="T7">– “знатний, могутній”.</text:span></text:p>
      <text:p text:style-name="P1"><text:span text:style-name="T1">Розкоше світу, йми мене в полон,/ адже і ти така, як я, порожня./ Тож полони мене, </text:span><text:span text:style-name="T4">усевельможна</text:span><text:span text:style-name="T1">,/ дай перейти з тобою Рубікон</text:span><text:span text:style-name="T6">. (П-1:88).</text:span></text:p>
      <text:p text:style-name="P2"/>
      <text:p text:style-name="P1"><text:span text:style-name="T19">Всевідрáда</text:span><text:span text:style-name="T6">, -и, </text:span><text:span text:style-name="T1">інд.-авт. </text:span><text:span text:style-name="T7">Похідне від </text:span><text:span text:style-name="T9">все</text:span><text:span text:style-name="T7"> і </text:span><text:span text:style-name="T9">відрáда</text:span><text:span text:style-name="T7">.</text:span></text:p>
      <text:p text:style-name="P1"><text:span text:style-name="T1">Треба щедро – серцем одним, устами/ ледь розпуклими – розпелюстити втіхи гін,/ </text:span><text:span text:style-name="T4">всевідради</text:span><text:span text:style-name="T1">! Сонце бо йде – за нами.</text:span><text:span text:style-name="T6"> (П-1:106); </text:span><text:span text:style-name="T1">Снують думок рої,/ котрим немає ради/ (смертельні </text:span><text:soft-page-break/><text:span text:style-name="T1">перепади!),/ а сонце </text:span><text:span text:style-name="T4">всевідради</text:span><text:span text:style-name="T1">/ всеглядно постає.</text:span><text:span text:style-name="T6"> (П-1:179).</text:span></text:p>
      <text:p text:style-name="P2"/>
      <text:p text:style-name="P1"><text:span text:style-name="T19">Всевіки</text:span><text:span text:style-name="T6"> (</text:span><text:span text:style-name="T10">всеві</text:span><text:span text:style-name="T6">к), </text:span><text:span text:style-name="T1">присл., інд.-авт.</text:span><text:span text:style-name="T7"> Похідне від </text:span><text:span text:style-name="T9">все</text:span><text:span text:style-name="T7"> і </text:span><text:span text:style-name="T9">віки</text:span><text:span text:style-name="T7">.</text:span></text:p>
      <text:p text:style-name="P1"><text:span text:style-name="T1">Задосить. Приостань. Упився гроз?/ Від правіків на </text:span><text:span text:style-name="T4">всевіки</text:span><text:span text:style-name="T1"> упився?</text:span><text:span text:style-name="T6"> (П-1:165); </text:span><text:span text:style-name="T1">Забарні слова,/ що з тіла мертвого летіли/ і споминами </text:span><text:span text:style-name="T1">душу гріли,/ що, наче дошка гробова,/ позаклякала на </text:span><text:span text:style-name="T4">всевік</text:span><text:span text:style-name="T1">.</text:span><text:span text:style-name="T6"> (П-2:19).</text:span><text:span text:style-name="T1"> </text:span></text:p>
      <text:p text:style-name="P3"/>
      <text:p text:style-name="P1"><text:span text:style-name="T19">Всевíкна</text:span><text:span text:style-name="T6">, всевíкон, </text:span><text:span text:style-name="T1">мн., інд.-авт.</text:span><text:span text:style-name="T7"> Похідне від </text:span><text:span text:style-name="T9">все</text:span><text:span text:style-name="T7"> і </text:span><text:span text:style-name="T9">вíкна</text:span><text:span text:style-name="T7">.</text:span></text:p>
      <text:p text:style-name="P1"><text:span text:style-name="T1">Заплакані вікна. </text:span><text:span text:style-name="T4">Всевікна</text:span><text:span text:style-name="T1"> твої./ Готуйся до злету. Кінець животінню. (П-1:98).</text:span></text:p>
      <text:p text:style-name="P3"/>
      <text:p text:style-name="P1"><text:span text:style-name="T19">Всевлáдно</text:span><text:span text:style-name="T6">, </text:span><text:span text:style-name="T1">присл., інд.-авт.</text:span><text:span text:style-name="T7"> Похідне від </text:span><text:span text:style-name="T9">все</text:span><text:span text:style-name="T7"> і </text:span><text:span text:style-name="T9">влáдно</text:span><text:span text:style-name="T7">.</text:span></text:p>
      <text:p text:style-name="P1"><text:span text:style-name="T1">Коли прищухло довкруги, поближнє/ усевладуще ревом так реве,/ ану збагни – суворе ачи ніжне/ те, що тебе </text:span><text:span text:style-name="T4">всевладно</text:span><text:span text:style-name="T1"> так зове. (П-2:120).</text:span></text:p>
      <text:p text:style-name="P3"/>
      <text:p text:style-name="P1"><text:span text:style-name="T19">Всегíн</text:span><text:span text:style-name="T6">, -гóну, </text:span><text:span text:style-name="T1">ч., інд.-авт.</text:span><text:span text:style-name="T7"> Похідне від </text:span><text:span text:style-name="T9">все</text:span><text:span text:style-name="T7"> і </text:span><text:span text:style-name="T9">гін</text:span><text:span text:style-name="T7">.</text:span></text:p>
      <text:p text:style-name="P1"><text:span text:style-name="T1">Ця дорога вседороги/ всенезустрічі – </text:span><text:span text:style-name="T4">всегону</text:span><text:span text:style-name="T1">./ Позирай із заквагону/ за сузір’ям Козерога. (П-1:67).</text:span></text:p>
      <text:p text:style-name="P3"/>
      <text:p text:style-name="P1"><text:span text:style-name="T19">Всеглядно</text:span><text:span text:style-name="T6">, </text:span><text:span text:style-name="T1">присл., інд.-авт. </text:span><text:span text:style-name="T7">Похідне від </text:span><text:span text:style-name="T9">все</text:span><text:span text:style-name="T7"> і </text:span><text:span text:style-name="T9">глядіти</text:span><text:span text:style-name="T7">.</text:span></text:p>
      <text:p text:style-name="P1"><text:span text:style-name="T1">Снують думок рої,/ котрим немає ради/ (смертельні перепади!),/ а сонце всевідради/ </text:span><text:span text:style-name="T4">всеглядно</text:span><text:span text:style-name="T1"> постає. (П-1:179).</text:span></text:p>
      <text:p text:style-name="P3"/>
      <text:p text:style-name="P1"><text:span text:style-name="T19">Всегнíв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гнівн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всебідий, </text:span><text:span text:style-name="T4">всегнівний</text:span><text:span text:style-name="T1">, всещедрий, всекволий./ А що під крилом твоїм? Кара – карай. (П-1:98).</text:span></text:p>
      <text:p text:style-name="P3"/>
      <text:p text:style-name="P1"><text:span text:style-name="T19">Всеголóд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голóдний</text:span><text:span text:style-name="T7">.</text:span></text:p>
      <text:p text:style-name="P1"><text:span text:style-name="T1">Народжені мої бажання,/ усенестерпні, </text:span><text:span text:style-name="T4">всеголодні</text:span><text:span text:style-name="T1">,/ такі вітри зняли довкола,/ що все несеться шкереберть. (П-2:195).</text:span></text:p>
      <text:p text:style-name="P3"/>
      <text:p text:style-name="P1"><text:span text:style-name="T19">Вседобрó</text:span><text:span text:style-name="T6">, -á, </text:span><text:span text:style-name="T1">с., інд.-авт. </text:span><text:span text:style-name="T7">Похідне від </text:span><text:span text:style-name="T9">все</text:span><text:span text:style-name="T7"> і </text:span><text:span text:style-name="T9">добрó</text:span><text:span text:style-name="T7">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4">вседобро</text:span><text:span text:style-name="T1">. (П-2:83).</text:span></text:p>
      <text:p text:style-name="P3"/>
      <text:p text:style-name="P1"><text:span text:style-name="T19">Вседорóга</text:span><text:span text:style-name="T6">, -и, </text:span><text:span text:style-name="T1">ж., інд.-авт. </text:span><text:span text:style-name="T7">Похідне від </text:span><text:span text:style-name="T9">все</text:span><text:span text:style-name="T7"> і </text:span><text:span text:style-name="T9">дорóга</text:span><text:span text:style-name="T7">.</text:span></text:p>
      <text:p text:style-name="P1"><text:span text:style-name="T1">Ця дорога </text:span><text:span text:style-name="T4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4">вседорога</text:span><text:span text:style-name="T1">./ Дорога до Бога – ламка і витка. (П-1:98).</text:span></text:p>
      <text:p text:style-name="P3"/>
      <text:p text:style-name="P1"><text:span text:style-name="T19">Вседорогий</text:span><text:span text:style-name="T6">, -а, -е, </text:span><text:span text:style-name="T1">інд.-авт. </text:span><text:span text:style-name="T7">Похідне від </text:span><text:span text:style-name="T9">все</text:span><text:span text:style-name="T7"> і </text:span><text:span text:style-name="T9">дорогий</text:span><text:span text:style-name="T7">.</text:span></text:p>
      <text:p text:style-name="P1"><text:span text:style-name="T1">Земля – хитлива і плавка – </text:span><text:span text:style-name="T4">вседорога</text:span><text:span text:style-name="T1"> і всепрощальна - / здоліла </text:span><text:soft-page-break/><text:span text:style-name="T1">стати, щоб благальна помічена була рука. (П-2:147); Який бо холод довкруги!/ Самотності! Ніде нікого./ Одна підтримка – голос Бога/ </text:span><text:span text:style-name="T4">вседрогий, вседорогий</text:span><text:span text:style-name="T1">. (П-2:184).</text:span></text:p>
      <text:p text:style-name="P3"/>
      <text:p text:style-name="P1"><text:span text:style-name="T19">Всезáдум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зáдум</text:span><text:span text:style-name="T7">.</text:span></text:p>
      <text:p text:style-name="P1"><text:span text:style-name="T1">Пірни/ у </text:span><text:span text:style-name="T4">всезадуму</text:span><text:span text:style-name="T1"> і збавляй безчасся. (П-1:178).</text:span></text:p>
      <text:p text:style-name="P3"/>
      <text:p text:style-name="P1"><text:span text:style-name="T19">Всеквóл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квóл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4">всекволий</text:span><text:span text:style-name="T1">./ А що під крилом твоїм? Кара – карай. (П-1:98).</text:span></text:p>
      <text:p text:style-name="P3"/>
      <text:p text:style-name="P1"><text:span text:style-name="T19">Всемежá</text:span><text:span text:style-name="T6">,</text:span><text:span text:style-name="T8"> </text:span><text:span text:style-name="T6">-и, </text:span><text:span text:style-name="T1">ж., інд.-авт. </text:span><text:span text:style-name="T7">Похідне від </text:span><text:span text:style-name="T9">все</text:span><text:span text:style-name="T7"> і </text:span><text:span text:style-name="T9">межá</text:span><text:span text:style-name="T7">.</text:span></text:p>
      <text:p text:style-name="P1"><text:span text:style-name="T1">Ти ще – ось-ось. Допіру-но ступив/ за </text:span><text:span text:style-name="T4">всемежу</text:span><text:span text:style-name="T1">. (П-1:182).</text:span></text:p>
      <text:p text:style-name="P3"/>
      <text:p text:style-name="P1"><text:span text:style-name="T19">Всемолодий</text:span><text:span text:style-name="T6">, -á,-é, </text:span><text:span text:style-name="T1">інд.-авт. </text:span><text:span text:style-name="T7">Похідне від </text:span><text:span text:style-name="T9">все</text:span><text:span text:style-name="T7"> і </text:span><text:span text:style-name="T9">молодий</text:span><text:span text:style-name="T7">.</text:span></text:p>
      <text:p text:style-name="P1"><text:span text:style-name="T1">Усесвіту пустеля/ небавом нас огорне,/ і мертва не воскресне/ </text:span><text:span text:style-name="T4">всемолода</text:span><text:span text:style-name="T1"> біда. (П-1:212); І, хилячи </text:span><text:span text:style-name="T4">всемолоде</text:span><text:span text:style-name="T1"> чоло,/ пройти під поглядом, немов під градом… (П-2:83).</text:span></text:p>
      <text:p text:style-name="P3"/>
      <text:p text:style-name="P1"><text:span text:style-name="T19">Всеначувáн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начувáтися</text:span><text:span text:style-name="T7">.</text:span></text:p>
      <text:p text:style-name="P1"><text:span text:style-name="T1">І торопкі </text:span><text:span text:style-name="T4">всеначуванні</text:span><text:span text:style-name="T1"> кроки,/ то лис блукає – із хвостом рудим. (П-2:156).</text:span></text:p>
      <text:p text:style-name="P3"/>
      <text:p text:style-name="P1"><text:span text:style-name="T19">Всенедочекáвшися</text:span><text:span text:style-name="T6">, </text:span><text:span text:style-name="T1">дієприсл., док., інд.-авт. </text:span><text:span text:style-name="T7">Похідне від </text:span><text:span text:style-name="T9">все</text:span><text:span text:style-name="T7"> і </text:span><text:span text:style-name="T9">не дочекатися</text:span><text:span text:style-name="T7">.</text:span></text:p>
      <text:p text:style-name="P1"><text:span text:style-name="T1">Ну й долечка! Прождати на життя - / і </text:span><text:span text:style-name="T4">всенедочекавшися</text:span><text:span text:style-name="T1"> – померти! (П-1:188).</text:span></text:p>
      <text:p text:style-name="P3"/>
      <text:p text:style-name="P1"><text:span text:style-name="T19">Всенеждáнн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не ждáти</text:span><text:span text:style-name="T7">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4">всененажданна</text:span><text:span text:style-name="T1">. (П-2:169).</text:span></text:p>
      <text:p text:style-name="P3"/>
      <text:p text:style-name="P1"><text:span text:style-name="T19">Всенезустріч</text:span><text:span text:style-name="T6">, -і, </text:span><text:span text:style-name="T1">ж., інд.-авт. </text:span><text:span text:style-name="T7">Похідне від </text:span><text:span text:style-name="T9">все</text:span><text:span text:style-name="T7"> і (</text:span><text:span text:style-name="T9">не</text:span><text:span text:style-name="T7">)</text:span><text:span text:style-name="T9">зустріч</text:span><text:span text:style-name="T7">.</text:span></text:p>
      <text:p text:style-name="P1"><text:span text:style-name="T1">Ця дорога вседороги/ </text:span><text:span text:style-name="T4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4">всенезустріч</text:span><text:span text:style-name="T1">, всепрощання. (П-1:199).</text:span></text:p>
      <text:p text:style-name="P3"/>
      <text:p text:style-name="P1"><text:span text:style-name="T19">Всенезустріч</text:span><text:span text:style-name="T20">-</text:span><text:span text:style-name="T19">всегíн</text:span><text:span text:style-name="T6">, -гону, </text:span><text:span text:style-name="T1">ж., інд.-авт.</text:span><text:span text:style-name="T7"> Похідне від </text:span><text:span text:style-name="T9">всенезýстріч</text:span><text:span text:style-name="T7"> і </text:span><text:span text:style-name="T9">всегíн</text:span><text:span text:style-name="T7">.</text:span></text:p>
      <text:p text:style-name="P1"><text:span text:style-name="T1">Ця дорога вседороги,/ </text:span><text:span text:style-name="T4">всенезустрічі-всегону</text:span><text:span text:style-name="T1">,/ позирай із зак-вагону/ за сузір’ям Козерога. (П-1:118).</text:span></text:p>
      <text:p text:style-name="P3"/>
      <text:p text:style-name="P1"><text:soft-page-break/><text:span text:style-name="T19">Всенепíзнан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непíзнаний</text:span><text:span text:style-name="T7">.</text:span></text:p>
      <text:p text:style-name="P1"><text:span text:style-name="T1">…попелясті зозулі/ вістили роки: жий однині/ на </text:span><text:span text:style-name="T4">всенепізнаній</text:span><text:span text:style-name="T1"> землі. (П-1:128).</text:span></text:p>
      <text:p text:style-name="P3"/>
      <text:p text:style-name="P1"><text:span text:style-name="T19">Всенепогáс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непогáсний</text:span><text:span text:style-name="T7">.</text:span></text:p>
      <text:p text:style-name="P1"><text:span text:style-name="T1">оце світіння полохких світань/ світів жертовних, що мене запалює/ </text:span><text:span text:style-name="T4">всенепогасним</text:span><text:span text:style-name="T1"> і ламким, як крига,/ огнем співучих надторосів – криг. (П-1:80).</text:span></text:p>
      <text:p text:style-name="P3"/>
      <text:p text:style-name="P1"><text:span text:style-name="T19">Всенепокóр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непокора</text:span><text:span text:style-name="T7">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4">всенепокора</text:span><text:span text:style-name="T1">,/ стою на кладці. Дозираю дна. (П-1:151).</text:span></text:p>
      <text:p text:style-name="P3"/>
      <text:p text:style-name="P1"><text:span text:style-name="T19">Всенищíвність</text:span><text:span text:style-name="T6">, -ності, </text:span><text:span text:style-name="T1">ж., інд.-авт.</text:span><text:span text:style-name="T7"> Похідне від </text:span><text:span text:style-name="T9">все</text:span><text:span text:style-name="T7"> і </text:span><text:span text:style-name="T9">нищити</text:span><text:span text:style-name="T7">.</text:span></text:p>
      <text:p text:style-name="P1"><text:span text:style-name="T1">І ти збагнеш/ обнавіснілу </text:span><text:span text:style-name="T4">всенищівність</text:span><text:span text:style-name="T1"> роду. (П-1:144).</text:span></text:p>
      <text:p text:style-name="P3"/>
      <text:p text:style-name="P1"><text:span text:style-name="T19">Всеóбрій</text:span><text:span text:style-name="T6">, -ю, </text:span><text:span text:style-name="T1">ч., інд.-авт. </text:span><text:span text:style-name="T7">Похідне від </text:span><text:span text:style-name="T9">все</text:span><text:span text:style-name="T7"> і </text:span><text:span text:style-name="T9">óбрій</text:span><text:span text:style-name="T7">.</text:span></text:p>
      <text:p text:style-name="P1"><text:span text:style-name="T1">Старечою ходою/ із костуром – іще бриниш мені/ </text:span><text:span text:style-name="T4">всеобрієм</text:span><text:span text:style-name="T1">. (П-1:182).</text:span></text:p>
      <text:p text:style-name="P3"/>
      <text:p text:style-name="P1"><text:span text:style-name="T19">Всеобрушáти</text:span><text:span text:style-name="T6">, -áю, -єш, </text:span><text:span text:style-name="T2">недок., перех., інд.-авт.</text:span><text:span text:style-name="T6"> </text:span><text:span text:style-name="T7">Похідне від </text:span><text:span text:style-name="T9">все</text:span><text:span text:style-name="T7"> і </text:span><text:span text:style-name="T9">обрушáти</text:span><text:span text:style-name="T7">.</text:span></text:p>
      <text:p text:style-name="P1"><text:span text:style-name="T1">Та </text:span><text:span text:style-name="T4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3"/>
      <text:p text:style-name="P1"><text:span text:style-name="T19">Всеóчі</text:span><text:span text:style-name="T6">, -чéй, </text:span><text:span text:style-name="T1">мн., інд.-авт. </text:span><text:span text:style-name="T7">Похідне від </text:span><text:span text:style-name="T9">все</text:span><text:span text:style-name="T7"> і </text:span><text:span text:style-name="T9">óчі</text:span><text:span text:style-name="T7">.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4">всеочей</text:span><text:span text:style-name="T1">. (П-2:198).</text:span></text:p>
      <text:p text:style-name="P3"/>
      <text:p text:style-name="P1"><text:span text:style-name="T19">Всепам’яткий</text:span><text:span text:style-name="T6">, -á, -é, </text:span><text:span text:style-name="T1">інд.-авт. </text:span><text:span text:style-name="T7">Похідне від </text:span><text:span text:style-name="T9">все</text:span><text:span text:style-name="T7"> і </text:span><text:span text:style-name="T9">пам’яткий</text:span><text:span text:style-name="T7">.</text:span></text:p>
      <text:p text:style-name="P1"><text:span text:style-name="T1">Володарю своєї смерті, доля - / </text:span><text:span text:style-name="T4">всепам’ятка</text:span><text:span text:style-name="T1">, всечула, всевидюща - / нічого не забуде, не простить. (П-1:144).</text:span></text:p>
      <text:p text:style-name="P3"/>
      <text:p text:style-name="P1"><text:span text:style-name="T19">Всепекéль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пекéльний</text:span><text:span text:style-name="T7">.</text:span></text:p>
      <text:p text:style-name="P1"><text:span text:style-name="T1">Сяє срібне серце землі/ </text:span><text:span text:style-name="T4">всепекельними </text:span><text:span text:style-name="T1">калюжами. (П-1:173).</text:span></text:p>
      <text:p text:style-name="P3"/>
      <text:p text:style-name="P1"><text:span text:style-name="T19">Всеперелéт</text:span><text:span text:style-name="T6">, -у, </text:span><text:span text:style-name="T1">ч., інд.-авт. </text:span><text:span text:style-name="T7">Похідне від </text:span><text:span text:style-name="T9">все</text:span><text:span text:style-name="T7"> і </text:span><text:span text:style-name="T9">перелéт</text:span><text:span text:style-name="T7">.</text:span></text:p>
      <text:p text:style-name="P1"><text:span text:style-name="T1">Це божевілля пориву, ця рвань/ </text:span><text:span text:style-name="T4">всеперелетів</text:span><text:span text:style-name="T1"> – з пекла і до раю,/ це надвисання в смерть… (П-1:144).</text:span></text:p>
      <text:p text:style-name="P3"/>
      <text:p text:style-name="P1"><text:span text:style-name="T19">Всепереляк</text:span><text:span text:style-name="T6">, -у, </text:span><text:span text:style-name="T1">ч., інд.-авт. </text:span><text:span text:style-name="T7">Похідне від </text:span><text:span text:style-name="T9">все</text:span><text:span text:style-name="T7"> і </text:span><text:span text:style-name="T9">переляк</text:span><text:span text:style-name="T7">.</text:span></text:p>
      <text:p text:style-name="P1"><text:span text:style-name="T1">Куди сховатись,/ аби втекти глухонімого болю/ і таємничого </text:span><text:soft-page-break/><text:span text:style-name="T4">Всепереляку</text:span><text:span text:style-name="T1">/ і ницого рятунку Порожнеч? (П-1:136).</text:span></text:p>
      <text:p text:style-name="P3"/>
      <text:p text:style-name="P1"><text:span text:style-name="T19">Всепопéреду</text:span><text:span text:style-name="T6">, </text:span><text:span text:style-name="T1">присл., інд.-авт. </text:span><text:span text:style-name="T7">Похідне від </text:span><text:span text:style-name="T9">все</text:span><text:span text:style-name="T7"> і </text:span><text:span text:style-name="T9">попéреду</text:span><text:span text:style-name="T7">.</text:span></text:p>
      <text:p text:style-name="P1"><text:span text:style-name="T1">Іду до вас – ви </text:span><text:span text:style-name="T4">всепопереду</text:span><text:span text:style-name="T1">,/ за заримим обрієм моїм. (П-2:78).</text:span></text:p>
      <text:p text:style-name="P3"/>
      <text:p text:style-name="P1"><text:span text:style-name="T19">Всепрозрíння</text:span><text:span text:style-name="T6">, -я, </text:span><text:span text:style-name="T1">с., інд.-авт.</text:span><text:span text:style-name="T7"> Похідне від </text:span><text:span text:style-name="T9">все</text:span><text:span text:style-name="T7"> і </text:span><text:span text:style-name="T9">прозрíння</text:span><text:span text:style-name="T7">.</text:span></text:p>
      <text:p text:style-name="P1"><text:span text:style-name="T1">На всерозхресті люті і жаху,/ на </text:span><text:span text:style-name="T4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4">всепрозріння</text:span><text:span text:style-name="T1"> добрих всеочей. (П-2:198).</text:span></text:p>
      <text:p text:style-name="P3"/>
      <text:p text:style-name="P1"><text:span text:style-name="T19">Всепрощáль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прощáтися</text:span><text:span text:style-name="T7">. </text:span></text:p>
      <text:p text:style-name="P1"><text:span text:style-name="T1">Земля – хитлива і плавка – вседорога і </text:span><text:span text:style-name="T4">всепрощальна</text:span><text:span text:style-name="T1"> - / здоліла стати, щоб благальна помічена була рука. (П-2:147).</text:span></text:p>
      <text:p text:style-name="P3"/>
      <text:p text:style-name="P1"><text:span text:style-name="T19">Всепрощáнн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прощáння</text:span><text:span text:style-name="T7">.</text:span></text:p>
      <text:p text:style-name="P1"><text:span text:style-name="T1">Що мав – привиділось, причулося,/ на всенезустріч, </text:span><text:span text:style-name="T4">всепрощання</text:span><text:span text:style-name="T1">. (П-1:199).</text:span></text:p>
      <text:p text:style-name="P3"/>
      <text:p text:style-name="P1"><text:span text:style-name="T19">Всерозлук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розлука</text:span><text:span text:style-name="T7">.</text:span></text:p>
      <text:p text:style-name="P1"><text:span text:style-name="T1">Сягни рукою – і не досягнеш/ ні краю </text:span><text:span text:style-name="T4">всерозлук</text:span><text:span text:style-name="T1">, ні муки краю. (П-1:149).</text:span></text:p>
      <text:p text:style-name="P3"/>
      <text:p text:style-name="P1"><text:span text:style-name="T19">Всерозхрéст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хрест</text:span><text:span text:style-name="T7">.</text:span></text:p>
      <text:p text:style-name="P1"><text:span text:style-name="T1">На </text:span><text:span text:style-name="T4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3"/>
      <text:p text:style-name="P1"><text:span text:style-name="T19">Всесáдно</text:span><text:span text:style-name="T6">, </text:span><text:span text:style-name="T1">присл., інд.-авт. </text:span><text:span text:style-name="T7">Похідне від </text:span><text:span text:style-name="T9">все</text:span><text:span text:style-name="T7"> і </text:span><text:span text:style-name="T9">сáдний</text:span><text:span text:style-name="T7">.</text:span></text:p>
      <text:p text:style-name="P1"><text:span text:style-name="T1">Меркавий</text:span><text:span text:style-name="T4"> </text:span><text:span text:style-name="T1">місяць був посів/ на всю околицю, </text:span><text:span text:style-name="T4">всесадно</text:span><text:span text:style-name="T1">/ пишаючись і правив владно,/ нічний мій сором чемно крив. (П-2:296).</text:span></text:p>
      <text:p text:style-name="P3"/>
      <text:p text:style-name="P1"><text:span text:style-name="T19">ВсеспаднИй</text:span><text:span text:style-name="T6">, -а, -е, </text:span><text:span text:style-name="T1">інд.-авт. </text:span><text:span text:style-name="T7">Похідне від </text:span><text:span text:style-name="T9">все</text:span><text:span text:style-name="T7"> і </text:span><text:span text:style-name="T9">спадний</text:span><text:span text:style-name="T7">.</text:span></text:p>
      <text:p text:style-name="P1"><text:span text:style-name="T1">О, прощавайте! Не стрітись удруге./ Ти </text:span><text:span text:style-name="T4">всеспадна</text:span><text:span text:style-name="T1"> вже, дорого проваль! (П-1:86); Ламка і витка </text:span><text:span text:style-name="T4">всеспадна</text:span><text:span text:style-name="T1"> вседорога./ Дорога до Бога – ламка і витка. (П-1:98).</text:span></text:p>
      <text:p text:style-name="P3"/>
      <text:p text:style-name="P1"><text:span text:style-name="T19">Всеспáленн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спáлення</text:span><text:span text:style-name="T7">.</text:span></text:p>
      <text:p text:style-name="P1"><text:span text:style-name="T4">Всеспалення</text:span><text:span text:style-name="T1"> Твоє автодафе - / перепочинок перед різнім святом,/ як ворогу назвешся рідним братом/ і смерк розсуне лірою Орфей. (П-1:134).</text:span></text:p>
      <text:p text:style-name="P3"/>
      <text:p text:style-name="P1"><text:span text:style-name="T19">Всеспогáдувати</text:span><text:span text:style-name="T6">, -ую, -єш, </text:span><text:span text:style-name="T1">недок., перех., інд.-авт. </text:span><text:span text:style-name="T7">Похідне від </text:span><text:soft-page-break/><text:span text:style-name="T9">все</text:span><text:span text:style-name="T7"> і </text:span><text:span text:style-name="T9">спогáдувати</text:span><text:span text:style-name="T7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4">всеспогадую</text:span><text:span text:style-name="T1"> – немов живу. (П-1:70).</text:span></text:p>
      <text:p text:style-name="P3"/>
      <text:p text:style-name="P1"><text:span text:style-name="T19">Всетривóг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тривóга</text:span><text:span text:style-name="T7">.</text:span></text:p>
      <text:p text:style-name="P1"><text:span text:style-name="T1">Надимляється дорога/ від диявола до Бога,/ вслід ступає </text:span><text:span text:style-name="T4">всетривога</text:span><text:span text:style-name="T1">,/ і спинилась біла смерть. (П-2:127); О ця займанщина душі!/ Спіши – з дороги і в дорогу./ Годуй голодну </text:span><text:span text:style-name="T4">всетривогу</text:span><text:span text:style-name="T1">/ і спогаду не воруши. (П-2:289).</text:span></text:p>
      <text:p text:style-name="P3"/>
      <text:p text:style-name="P1"><text:span text:style-name="T19">Всецáрствіє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цáрствіє</text:span><text:span text:style-name="T7">.</text:span></text:p>
      <text:p text:style-name="P1"><text:span text:style-name="T1">Оце й бо він, твій люд. Оце й бо він, твій край./ </text:span><text:span text:style-name="T4">Всецарствіє</text:span><text:span text:style-name="T1"> паскуд в сто горл реве: тримай. (П-2:192).</text:span></text:p>
      <text:p text:style-name="P3"/>
      <text:p text:style-name="P1"><text:span text:style-name="T19">Всечекáнн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чекáння</text:span><text:span text:style-name="T7">.</text:span></text:p>
      <text:p text:style-name="P1"><text:span text:style-name="T1">Це все юрма. І ніч. І брат мій спить./ Росте під стелю </text:span><text:span text:style-name="T4">всечекання</text:span><text:span text:style-name="T1">. (П-1:164).</text:span></text:p>
      <text:p text:style-name="P3"/>
      <text:p text:style-name="P1"><text:span text:style-name="T19">Всечулий</text:span><text:span text:style-name="T6">, -а, -е, </text:span><text:span text:style-name="T2">дієпр., </text:span><text:span text:style-name="T1">інд.-авт. </text:span><text:span text:style-name="T7">Похідне від </text:span><text:span text:style-name="T9">все</text:span><text:span text:style-name="T7"> і </text:span><text:span text:style-name="T9">чýти</text:span><text:span text:style-name="T7">.</text:span></text:p>
      <text:p text:style-name="P1"><text:span text:style-name="T1">Володарю своєї смерті, доля - / всепам’ятка, </text:span><text:span text:style-name="T4">всечула</text:span><text:span text:style-name="T1">, всевидюща - / нічого не забуде, не простить. (П-1:144).</text:span></text:p>
      <text:p text:style-name="P3"/>
      <text:p text:style-name="P1"><text:span text:style-name="T19">Всещéдр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щéдр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4">всещедрий</text:span><text:span text:style-name="T1">, всекволий./ А що під крилом твоїм? Кара – карай. (П-1:98).</text:span></text:p>
      <text:p text:style-name="P3"/>
      <text:p text:style-name="P1"><text:span text:style-name="T19">Втéки</text:span><text:span text:style-name="T6">, </text:span><text:span text:style-name="T1">мн., інд.-авт. </text:span><text:span text:style-name="T6">Похідне від </text:span><text:span text:style-name="T10">втéча</text:span><text:span text:style-name="T6">.</text:span></text:p>
      <text:p text:style-name="P1"><text:span text:style-name="T1">Коли докучили ці </text:span><text:span text:style-name="T4">втеки</text:span><text:span text:style-name="T1"> - / в лет, до вогненної пащеки./ Як він ощирився, стозмій! (П-1:73).</text:span></text:p>
      <text:p text:style-name="P3"/>
      <text:p text:style-name="P1"><text:span text:style-name="T19">Гетьмáнитися</text:span><text:span text:style-name="T6">, -нюся, -нишся, </text:span><text:span text:style-name="T1">інд.-авт.</text:span><text:span text:style-name="T7"> Вивищуватися.</text:span></text:p>
      <text:p text:style-name="P1"><text:span text:style-name="T1">…той віщий пагорб, на котрому горді/ </text:span><text:span text:style-name="T4">гетьманяться</text:span><text:span text:style-name="T1"> дуби – наснився з ночі,/ аби розлуку близити мою. (П-2:172).</text:span></text:p>
      <text:p text:style-name="P3"/>
      <text:p text:style-name="P1"><text:span text:style-name="T19">Горлозгукий</text:span><text:span text:style-name="T6">, -а, -е, </text:span><text:span text:style-name="T1">інд.-авт.</text:span><text:span text:style-name="T7"> Похідне від </text:span><text:span text:style-name="T9">гóрло </text:span><text:span text:style-name="T7">і </text:span><text:span text:style-name="T9">згýкий (</text:span><text:span text:style-name="T7">від </text:span><text:span text:style-name="T9">звук)</text:span><text:span text:style-name="T7">.</text:span></text:p>
      <text:p text:style-name="P1"><text:span text:style-name="T1">А обрій утікав. Я надбігав/ щосил моїх. Та обрій </text:span><text:span text:style-name="T4">горлозгукий</text:span><text:span text:style-name="T1">/ пустився впрост. (П-1:183).</text:span></text:p>
      <text:p text:style-name="P3"/>
      <text:p text:style-name="P1"><text:span text:style-name="T19">Двопóгляд</text:span><text:span text:style-name="T6">, -у, </text:span><text:span text:style-name="T1">ч., інд.-авт. </text:span><text:span text:style-name="T7">Похідне від </text:span><text:span text:style-name="T9">два</text:span><text:span text:style-name="T7"> і </text:span><text:span text:style-name="T9">пóгляд</text:span><text:span text:style-name="T7">.</text:span></text:p>
      <text:p text:style-name="P1"><text:span text:style-name="T1">Та всеобрушає нестерпно/ </text:span><text:span text:style-name="T4">двопогляд</text:span><text:span text:style-name="T1">. У ньому ти сущий,/ померлий, пантруєш живого,/ зориш за померлим – живий. (П-1:87).</text:span></text:p>
      <text:p text:style-name="P3"><text:soft-page-break/></text:p>
      <text:p text:style-name="P1"><text:span text:style-name="T19">Дзень-струнá</text:span><text:span text:style-name="T20">, </text:span><text:span text:style-name="T6">-и, </text:span><text:span text:style-name="T1">ж., інд.-авт.</text:span><text:span text:style-name="T7"> Похідне від </text:span><text:span text:style-name="T9">дзень</text:span><text:span text:style-name="T7"> (вигук) і </text:span><text:span text:style-name="T9">струнá</text:span><text:span text:style-name="T7">.</text:span></text:p>
      <text:p text:style-name="P1"><text:span text:style-name="T1">І думою одною/ півсну кошлатить ся. І </text:span><text:span text:style-name="T4">дзень-струною</text:span><text:span text:style-name="T1">/ не йде це дивне диво з голови. (П-2:194).</text:span></text:p>
      <text:p text:style-name="P3"/>
      <text:p text:style-name="P1"><text:span text:style-name="T19">Дивновзíр</text:span><text:span text:style-name="T6">, -зóру, </text:span><text:span text:style-name="T1">ч., інд.-авт.</text:span><text:span text:style-name="T7"> Похідне від </text:span><text:span text:style-name="T9">дивний</text:span><text:span text:style-name="T7"> і </text:span><text:span text:style-name="T9">зір</text:span><text:span text:style-name="T7">.</text:span></text:p>
      <text:p text:style-name="P1"><text:span text:style-name="T1">Там крила птаства рясно миготіли,/ мережилася зелень </text:span><text:span text:style-name="T4">дивновзором</text:span><text:span text:style-name="T1">,/ а душу вже поймав самодоходжень/ зухвалий холод і зухвалий жах. (П-2:118).</text:span></text:p>
      <text:p text:style-name="P3"/>
      <text:p text:style-name="P1"><text:span text:style-name="T19">Дитóчий</text:span><text:span text:style-name="T6">, -а, -е, </text:span><text:span text:style-name="T1">інд.-авт. </text:span><text:span text:style-name="T6">Те саме, що дитячий.</text:span></text:p>
      <text:p text:style-name="P1"><text:span text:style-name="T1">Клуні чорніє стріха,/ темний, як ніч, повій/ терпкістю дме з горіха,/ сумом – з </text:span><text:span text:style-name="T4">диточих</text:span><text:span text:style-name="T1"> вій. (П-2:27-28)</text:span></text:p>
      <text:p text:style-name="P3"/>
      <text:p text:style-name="P1"><text:span text:style-name="T19">Дляння</text:span><text:span text:style-name="T20">, -</text:span><text:span text:style-name="T6">я, </text:span><text:span text:style-name="T1">с., інд.-авт. </text:span><text:span text:style-name="T6">Дія за знач. </text:span><text:span text:style-name="T10">дляти</text:span><text:span text:style-name="T6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4">дляння</text:span><text:span text:style-name="T1">/ всебезруху… (П-1:87).</text:span></text:p>
      <text:p text:style-name="P3"/>
      <text:p text:style-name="P1"><text:span text:style-name="T19">Додóсвіт</text:span><text:span text:style-name="T6">, -у, </text:span><text:span text:style-name="T1">ч., інд.-авт.</text:span><text:span text:style-name="T7"> Світанок.</text:span></text:p>
      <text:p text:style-name="P1"><text:span text:style-name="T1">Там ще </text:span><text:span text:style-name="T4">додосвіт</text:span><text:span text:style-name="T1">. Смерком облягло/ ледачі верби, сторожкі тополі… (П-2:13).</text:span></text:p>
      <text:p text:style-name="P3"/>
      <text:p text:style-name="P1"><text:span text:style-name="T19">Душекрóна</text:span><text:span text:style-name="T6">, -и, </text:span><text:span text:style-name="T1">ж., інд.-авт.</text:span><text:span text:style-name="T7"> Похідне від </text:span><text:span text:style-name="T9">душá</text:span><text:span text:style-name="T7"> і </text:span><text:span text:style-name="T9">крóна</text:span><text:span text:style-name="T7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4">душекрону</text:span><text:span text:style-name="T1">)… (П-1:203).</text:span></text:p>
      <text:p text:style-name="P3"/>
      <text:p text:style-name="P1"><text:span text:style-name="T19">Живоднí</text:span><text:span text:style-name="T6">, -íв, </text:span><text:span text:style-name="T1">мн., інд.-авт.</text:span><text:span text:style-name="T7"> Похідне від </text:span><text:span text:style-name="T9">живий</text:span><text:span text:style-name="T7"> і </text:span><text:span text:style-name="T9">дні</text:span><text:span text:style-name="T7">.</text:span></text:p>
      <text:p text:style-name="P1"><text:span text:style-name="T1">Коли протліла згага </text:span><text:span text:style-name="T4">живоднів</text:span><text:span text:style-name="T1">/ ураз попустить серце, ніби напад/ нагальної недуги, в смертний запад,/ у феєричні полиски жалів. (П-1:62).</text:span></text:p>
      <text:p text:style-name="P3"/>
      <text:p text:style-name="P1"><text:span text:style-name="T19">Життєсмéрть</text:span><text:span text:style-name="T6">, -і, </text:span><text:span text:style-name="T1">ж., інд.-авт.</text:span><text:span text:style-name="T7"> Похідне від </text:span><text:span text:style-name="T9">життя</text:span><text:span text:style-name="T7"> і </text:span><text:span text:style-name="T9">смерть</text:span><text:span text:style-name="T7">.</text:span></text:p>
      <text:p text:style-name="P1"><text:span text:style-name="T1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4">життєсмерть</text:span><text:span text:style-name="T1">. (П-1:83).</text:span></text:p>
      <text:p text:style-name="P3"/>
      <text:p text:style-name="P1"><text:span text:style-name="T19">Життєтóки</text:span><text:span text:style-name="T6">, -ів, </text:span><text:span text:style-name="T1">мн., інд.-авт.</text:span><text:span text:style-name="T7"> Похідне від </text:span><text:span text:style-name="T9">життя</text:span><text:span text:style-name="T7"> і </text:span><text:span text:style-name="T9">тóки</text:span><text:span text:style-name="T7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4">життєтоків</text:span><text:span text:style-name="T1">… (П-2:131).</text:span></text:p>
      <text:p text:style-name="P3"/>
      <text:p text:style-name="P1"><text:span text:style-name="T19">За-світи</text:span><text:span text:style-name="T6">, -ів, </text:span><text:span text:style-name="T1">мн. інд.-авт.</text:span><text:span text:style-name="T7"> Похідне від </text:span><text:span text:style-name="T9">за</text:span><text:span text:style-name="T7"> і </text:span><text:span text:style-name="T9">світи</text:span><text:span text:style-name="T7"> – те, що знаходиться за світом.</text:span></text:p>
      <text:p text:style-name="P1"><text:span text:style-name="T1">І не держу надії в бозі,/ коли пірвався в </text:span><text:span text:style-name="T4">за-світи</text:span><text:span text:style-name="T1">. (П-2:195).</text:span></text:p>
      <text:p text:style-name="P3"><text:soft-page-break/></text:p>
      <text:p text:style-name="P1"><text:span text:style-name="T19">Зимносхíд</text:span><text:span text:style-name="T6">, -у, </text:span><text:span text:style-name="T1">ч., інд.-авт.</text:span><text:span text:style-name="T7"> Похідне від </text:span><text:span text:style-name="T9">зимно</text:span><text:span text:style-name="T7"> і </text:span><text:span text:style-name="T9">сходити</text:span><text:span text:style-name="T7">.</text:span></text:p>
      <text:p text:style-name="P1"><text:span text:style-name="T1">Довкруги - / лише вітри з шпаркого </text:span><text:span text:style-name="T4">зимносходу</text:span><text:span text:style-name="T1">. (П-1:173).</text:span></text:p>
      <text:p text:style-name="P3"/>
      <text:p text:style-name="P1"><text:span text:style-name="T19">Знеголоснíлий</text:span><text:span text:style-name="T6">, -а, -е, </text:span><text:span text:style-name="T1">інд.-авт.</text:span><text:span text:style-name="T7"> Похідне від </text:span><text:span text:style-name="T9">зне</text:span><text:span text:style-name="T7"> і </text:span><text:span text:style-name="T9">голосити</text:span><text:span text:style-name="T7"> — </text:span><text:span text:style-name="T7">позбавлений голосу.</text:span></text:p>
      <text:p text:style-name="P1"><text:span text:style-name="T1">…це кождочасне поривання в смерть ,/ щоб з неї виринати <text:s/>в знавіснілий/ хрипкий чи геть </text:span><text:span text:style-name="T4">знеголоснілий</text:span><text:span text:style-name="T1"> крик. (П-1:121).</text:span></text:p>
      <text:p text:style-name="P3"/>
      <text:p text:style-name="P1"><text:span text:style-name="T19">Золотокíнва</text:span><text:span text:style-name="T6">, -и, </text:span><text:span text:style-name="T1">ж., інд.-авт.</text:span><text:span text:style-name="T7"> Похідне від </text:span><text:span text:style-name="T9">золотий</text:span><text:span text:style-name="T7"> і </text:span><text:span text:style-name="T9">кíнва</text:span><text:span text:style-name="T7">.</text:span></text:p>
      <text:p text:style-name="P1"><text:span text:style-name="T4">Золотокінва</text:span><text:span text:style-name="T1"> – пади-но,/ спади з лиця в глиб-синь-серця. (П-2:191).</text:span></text:p>
      <text:p text:style-name="P3"/>
      <text:p text:style-name="P1"><text:span text:style-name="T8">З-</text:span><text:span text:style-name="T19">понадсвíтній</text:span><text:span text:style-name="T6">, -я, -є, </text:span><text:span text:style-name="T1">інд.-авт.</text:span><text:span text:style-name="T7"> Похідне від </text:span><text:span text:style-name="T9">з</text:span><text:span text:style-name="T7">, </text:span><text:span text:style-name="T9">понад</text:span><text:span text:style-name="T7"> і </text:span><text:span text:style-name="T9">світ</text:span><text:span text:style-name="T7">. З іншого світу.</text:span></text:p>
      <text:p text:style-name="P1"><text:span text:style-name="T1">…аж сіла зірка на дроту й щебече/ і сяє горлом – </text:span><text:span text:style-name="T4">з-понадсвітній</text:span><text:span text:style-name="T1"> спів. (П-2:120).</text:span></text:p>
      <text:p text:style-name="P3"/>
      <text:p text:style-name="P1"><text:span text:style-name="T19">Іспередлíт</text:span><text:span text:style-name="T6">, </text:span><text:span text:style-name="T1">присл., інд.-авт.</text:span><text:span text:style-name="T6"> Те саме, що справіків.</text:span></text:p>
      <text:p text:style-name="P1"><text:span text:style-name="T1">Ось твоя подоба/ подвижництво людське – </text:span><text:span text:style-name="T4">іспереділіт</text:span><text:span text:style-name="T1">. (П-2:158).</text:span></text:p>
      <text:p text:style-name="P3"/>
      <text:p text:style-name="P1"><text:span text:style-name="T19">Крайóкрай</text:span><text:span text:style-name="T6">, крайóкраю, </text:span><text:span text:style-name="T1">ч., інд.-авт.</text:span><text:span text:style-name="T7"> Похідне від </text:span><text:span text:style-name="T9">край</text:span><text:span text:style-name="T7"> і </text:span><text:span text:style-name="T9">край</text:span><text:span text:style-name="T7">.</text:span></text:p>
      <text:p text:style-name="P1"><text:span text:style-name="T1">З </text:span><text:span text:style-name="T4">крайокраю</text:span><text:span text:style-name="T1">, з цієї високості,/ пади, згорнувши крила, до долин… (П-1:40); Єси ти за </text:span><text:span text:style-name="T4">крайокраєм</text:span><text:span text:style-name="T1">, чаїшся/ од мого неоговтаного погляду… (П-1:91).</text:span></text:p>
      <text:p text:style-name="P3"/>
      <text:p text:style-name="P1"><text:span text:style-name="T19">Крайсебé</text:span><text:span text:style-name="T6">, </text:span><text:span text:style-name="T1">інд.-авт.</text:span><text:span text:style-name="T7"> Похідне від </text:span><text:span text:style-name="T9">край</text:span><text:span text:style-name="T7"> і </text:span><text:span text:style-name="T9">себé</text:span><text:span text:style-name="T7">.</text:span></text:p>
      <text:p text:style-name="P1"><text:span text:style-name="T1">І не зайти за дальні далечі./ І за </text:span><text:span text:style-name="T4">крайсебе</text:span><text:span text:style-name="T1"> не зайти . (П-1:96).</text:span></text:p>
      <text:p text:style-name="P3"/>
      <text:p text:style-name="P1"><text:span text:style-name="T19">Крайчáс</text:span><text:span text:style-name="T6">, -у, </text:span><text:span text:style-name="T1">ч., інд.-авт.</text:span><text:span text:style-name="T7"> Похідне від </text:span><text:span text:style-name="T9">край</text:span><text:span text:style-name="T7"> і </text:span><text:span text:style-name="T9">час</text:span><text:span text:style-name="T7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4">крайчасу</text:span><text:span text:style-name="T1">,/ за прапервні. (П-1:57).</text:span></text:p>
      <text:p text:style-name="P3"/>
      <text:p text:style-name="P1"><text:span text:style-name="T19">Криволéт</text:span><text:span text:style-name="T6">, -у, </text:span><text:span text:style-name="T1">ч., інд.-авт.</text:span><text:span text:style-name="T7"> Похідне від </text:span><text:span text:style-name="T9">кривий</text:span><text:span text:style-name="T7"> і </text:span><text:span text:style-name="T9">лет</text:span><text:span text:style-name="T7">.</text:span></text:p>
      <text:p text:style-name="P1"><text:span text:style-name="T1">…ця колотнеча/ надій і спроневіри, </text:span><text:span text:style-name="T4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3"/>
      <text:p text:style-name="P1"><text:span text:style-name="T19">Крик-зелó</text:span><text:span text:style-name="T20">, -</text:span><text:span text:style-name="T6">á, </text:span><text:span text:style-name="T1">ч., інд.-авт.</text:span><text:span text:style-name="T7"> Похідне від </text:span><text:span text:style-name="T9">крик</text:span><text:span text:style-name="T7"> і </text:span><text:span text:style-name="T9">зелó</text:span><text:span text:style-name="T7">.</text:span></text:p>
      <text:p text:style-name="P1"><text:span text:style-name="T1">Обміліла/ криниця. А верба пустила/ гарячі брості – в </text:span><text:span text:style-name="T4">крик-зело.</text:span><text:span text:style-name="T1"> (П-1:84).</text:span></text:p>
      <text:p text:style-name="P3"/>
      <text:p text:style-name="P1"><text:span text:style-name="T19">Крилатолéзо</text:span><text:span text:style-name="T6">, </text:span><text:span text:style-name="T1">інд.-авт.</text:span><text:span text:style-name="T7"> Похідне від </text:span><text:span text:style-name="T9">крилáтий</text:span><text:span text:style-name="T7"> і </text:span><text:span text:style-name="T9">лéзо</text:span><text:span text:style-name="T7">.</text:span></text:p>
      <text:p text:style-name="P1"><text:soft-page-break/><text:span text:style-name="T1">Криваво рветься з нього вороння/ майбутнього. Летить </text:span><text:span text:style-name="T4">крилатолезо</text:span><text:span text:style-name="T1">/ понад проваллям яру… (П-1:29).</text:span></text:p>
      <text:p text:style-name="P3"/>
      <text:p text:style-name="P1"><text:span text:style-name="T19">Крихкокриця</text:span><text:span text:style-name="T6">, -і, </text:span><text:span text:style-name="T1">ж., інд.-авт.</text:span><text:span text:style-name="T7"> Похідне від </text:span><text:span text:style-name="T9">крихкий</text:span><text:span text:style-name="T7"> і </text:span><text:span text:style-name="T9">криця</text:span><text:span text:style-name="T7">.</text:span></text:p>
      <text:p text:style-name="P1"><text:span text:style-name="T1">І ти щербата доле </text:span><text:span text:style-name="T4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3"/>
      <text:p text:style-name="P1"><text:span text:style-name="T19">Марничити</text:span><text:span text:style-name="T6">, -чу, -чиш, </text:span><text:span text:style-name="T1">недок., інд.-авт.</text:span><text:span text:style-name="T6"> Дієслово до </text:span><text:span text:style-name="T10">марний</text:span><text:span text:style-name="T6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4">марничать</text:span><text:span text:style-name="T1"> і спроквола. (П-2:19).</text:span></text:p>
      <text:p text:style-name="P3"/>
      <text:p text:style-name="P1"><text:span text:style-name="T19">Межигóни</text:span><text:span text:style-name="T6">, -ів, </text:span><text:span text:style-name="T1">мн., інд.-авт.</text:span><text:span text:style-name="T7"> Похідне від </text:span><text:span text:style-name="T9">мéжи</text:span><text:span text:style-name="T7"> і </text:span><text:span text:style-name="T9">гін </text:span><text:span text:style-name="T7">(пор. межиріччя, межигір’я).</text:span></text:p>
      <text:p text:style-name="P1"><text:span text:style-name="T1">Що б то нам/ посовгнути – ці </text:span><text:span text:style-name="T4">межигони</text:span><text:span text:style-name="T1"> часу,/ марудні </text:span><text:span text:style-name="T4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3"/>
      <text:p text:style-name="P1"><text:span text:style-name="T19">Межисвíтній</text:span><text:span text:style-name="T6">, -я, -є, </text:span><text:span text:style-name="T1">інд.-авт.</text:span><text:span text:style-name="T7"> 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4">межисвітнім</text:span><text:span text:style-name="T1"> - / мені відкрили візерунки душ… (П-1:79).</text:span></text:p>
      <text:p text:style-name="P3"/>
      <text:p text:style-name="P1"><text:span text:style-name="T19">Мертвокрилий</text:span><text:span text:style-name="T6">, -а, -е, </text:span><text:span text:style-name="T1">інд.-авт.</text:span><text:span text:style-name="T7"> Похідне від </text:span><text:span text:style-name="T9">мéртвий</text:span><text:span text:style-name="T7"> і </text:span><text:span text:style-name="T9">крилó</text:span><text:span text:style-name="T7">.</text:span></text:p>
      <text:p text:style-name="P1"><text:span text:style-name="T1">А </text:span><text:span text:style-name="T4">мертвокрилі</text:span><text:span text:style-name="T1"> стугонять стимфали,/ напевну провіщаючи біду,/ що ослонила біле опахало/ і по моєму нишпорить сліду. (П-2:110).</text:span></text:p>
      <text:p text:style-name="P3"/>
      <text:p text:style-name="P1"><text:span text:style-name="T19">Молодощáстя</text:span><text:span text:style-name="T6">, -я, </text:span><text:span text:style-name="T1">с., інд.-авт.</text:span><text:span text:style-name="T7"> Похідне від </text:span><text:span text:style-name="T9">молодий</text:span><text:span text:style-name="T7"> і </text:span><text:span text:style-name="T9">щáстя</text:span><text:span text:style-name="T7">.</text:span></text:p>
      <text:p text:style-name="P1"><text:span text:style-name="T1">Ти десь живеш на призабутім березі/ моїх змілілих пам’ятей. Блукаєш/ пустелею моїх </text:span><text:span text:style-name="T4">молодощасть</text:span><text:span text:style-name="T1">,/ як біла тінь суворої скорботи. (П-1:52).</text:span></text:p>
      <text:p text:style-name="P3"/>
      <text:p text:style-name="P1"><text:span text:style-name="T19">НÁдвищ</text:span><text:span text:style-name="T6">, -і, </text:span><text:span text:style-name="T1">ж., інд.-авт.</text:span><text:span text:style-name="T7"> Похідне від </text:span><text:span text:style-name="T9">височíнь.</text:span></text:p>
      <text:p text:style-name="P1"><text:span text:style-name="T1">У небо, у </text:span><text:span text:style-name="T4">надвищ</text:span><text:span text:style-name="T1">, за хмари за чорні/ до сонця, Ікаре, спрямовуй свій лет! (П-1:98).</text:span></text:p>
      <text:p text:style-name="P3"/>
      <text:p text:style-name="P1"><text:span text:style-name="T19">Наднéбо</text:span><text:span text:style-name="T6">, -а, </text:span><text:span text:style-name="T1">с., інд.-авт.</text:span><text:span text:style-name="T7"> Похідне від </text:span><text:span text:style-name="T9">над</text:span><text:span text:style-name="T7"> і </text:span><text:span text:style-name="T9">нéбо</text:span><text:span text:style-name="T7">. </text:span></text:p>
      <text:p text:style-name="P1"><text:span text:style-name="T1">Були мої моління всує - / Бог не почув і не простив,/ і вже її душа прямує/ в </text:span><text:span text:style-name="T4">наднеба</text:span><text:span text:style-name="T1"> синь. (П-2:114).</text:span></text:p>
      <text:p text:style-name="P3"/>
      <text:p text:style-name="P1"><text:span text:style-name="T19">НадÓкруж</text:span><text:span text:style-name="T6">, </text:span><text:span text:style-name="T1">незм., присл., інд.-авт.</text:span><text:span text:style-name="T7"> Навкруги.</text:span></text:p>
      <text:p text:style-name="P1"><text:span text:style-name="T1">А </text:span><text:span text:style-name="T4">надокруж</text:span><text:span text:style-name="T1"> – майстри заплічні/ стежок – ганебних і величних. (П-</text:span><text:soft-page-break/><text:span text:style-name="T1">2:165).</text:span></text:p>
      <text:p text:style-name="P3"/>
      <text:p text:style-name="P1"><text:span text:style-name="T19">Надторóси</text:span><text:span text:style-name="T6">, -ів, </text:span><text:span text:style-name="T1">мн., інд.-авт.</text:span><text:span text:style-name="T6"> Похідне від </text:span><text:span text:style-name="T10">над</text:span><text:span text:style-name="T6"> і </text:span><text:span text:style-name="T8">торóси</text:span><text:span text:style-name="T6">.</text:span></text:p>
      <text:p text:style-name="P1"><text:span text:style-name="T1">…оце світіння полохких світань/ світів жертовних, що мене запалює/ всенепогасним і ламким, як крига,/ огнем співучих </text:span><text:span text:style-name="T4">надторосів</text:span><text:span text:style-name="T1"> – криг. (П-1:80).</text:span></text:p>
      <text:p text:style-name="P3"/>
      <text:p text:style-name="P1"><text:span text:style-name="T19">Нáкрик</text:span><text:span text:style-name="T6">, -у, </text:span><text:span text:style-name="T1">ч., інд.-авт.</text:span><text:span text:style-name="T7"> Похідне від </text:span><text:span text:style-name="T9">крик.</text:span></text:p>
      <text:p text:style-name="P1"><text:span text:style-name="T1">Отой прощальний змах тонкоголосий/ тремтливої руки, той голий </text:span><text:span text:style-name="T4">накрик</text:span><text:span text:style-name="T1"> - / пункти рами – щербати й яр, той пагорб - / яким зигзагом путь тобі значив? (П-1:124).</text:span></text:p>
      <text:p text:style-name="P3"/>
      <text:p text:style-name="P1"><text:span text:style-name="T19">Нáмерзи</text:span><text:span text:style-name="T6">, -ів, </text:span><text:span text:style-name="T1">мн., інд.-авт.</text:span><text:span text:style-name="T7"> Похідне від </text:span><text:span text:style-name="T9">мéрзнути.</text:span></text:p>
      <text:p text:style-name="P1"><text:span text:style-name="T1">О скрипки тьмавий гуд – мов скапує живиця,/ зникають </text:span><text:span text:style-name="T4">намерзи</text:span><text:span text:style-name="T1"> і вже хмеліє гін/ дзвінкого дерева… (П-2:155).</text:span></text:p>
      <text:p text:style-name="P3"/>
      <text:p text:style-name="P1"><text:span text:style-name="T19">Напівбажáння</text:span><text:span text:style-name="T6">, -я, </text:span><text:span text:style-name="T1">с., інд.-авт.</text:span><text:span text:style-name="T7"> Похідне від </text:span><text:span text:style-name="T9">напíв</text:span><text:span text:style-name="T7"> і </text:span><text:span text:style-name="T9">бажáння</text:span><text:span text:style-name="T7">.</text:span></text:p>
      <text:p text:style-name="P1"><text:span text:style-name="T1">Напівступою,/ як над собою винесений крок/ задумався і скляк. </text:span><text:span text:style-name="T4">Напівбажання</text:span><text:span text:style-name="T1">,/ на півваганні втяте. (П-1:57).</text:span></text:p>
      <text:p text:style-name="P3"/>
      <text:p text:style-name="P1"><text:span text:style-name="T21">Напівступá</text:span><text:span text:style-name="T11">, -и</text:span><text:span text:style-name="T17"></text:span><text:span text:style-name="T11">, </text:span><text:span text:style-name="T14">ж., інд.-авт</text:span><text:span text:style-name="T11">.</text:span><text:span text:style-name="T12"> Похідне від </text:span><text:span text:style-name="T16">над</text:span><text:span text:style-name="T12"> і </text:span><text:span text:style-name="T16">ступа</text:span><text:span text:style-name="T12">.</text:span></text:p>
      <text:p text:style-name="P1"><text:span text:style-name="T4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3"/>
      <text:p text:style-name="P1"><text:span text:style-name="T19">Нáхлюпи</text:span><text:span text:style-name="T6">, -ів, </text:span><text:span text:style-name="T1">мн., інд.-авт.</text:span><text:span text:style-name="T7"> Похідне від </text:span><text:span text:style-name="T9">хлюпати</text:span><text:span text:style-name="T7">.</text:span></text:p>
      <text:p text:style-name="P1"><text:span text:style-name="T1">Покірні вітру, </text:span><text:span text:style-name="T4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3"/>
      <text:p text:style-name="P1"><text:span text:style-name="T19">Обакрáй</text:span><text:span text:style-name="T6">, -ю, </text:span><text:span text:style-name="T1">ч., інд.-авт.</text:span><text:span text:style-name="T7"> Похідне від </text:span><text:span text:style-name="T9">óба</text:span><text:span text:style-name="T7"> і </text:span><text:span text:style-name="T9">край</text:span><text:span text:style-name="T7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4">обакрай</text:span><text:span text:style-name="T1">/ Вітчизни – і яви, і мрії. (П-2:19).</text:span></text:p>
      <text:p text:style-name="P3"/>
      <text:p text:style-name="P1"><text:span text:style-name="T19">Обоюдожáлий</text:span><text:span text:style-name="T6">, -а, -е, </text:span><text:span text:style-name="T1">інд.-авт.</text:span></text:p>
      <text:p text:style-name="P1"><text:span text:style-name="T1">Та мури, мов із мертвих всталі,/ похмуро мовили: чекай,/ ще обрадіє із печалі/ твій </text:span><text:span text:style-name="T4">обоюдожалий</text:span><text:span text:style-name="T1"> край. (П-1:36).</text:span></text:p>
      <text:p text:style-name="P3"/>
      <text:p text:style-name="P1"><text:span text:style-name="T19">ОвÓгнений</text:span><text:span text:style-name="T6">, -а, -е, </text:span><text:span text:style-name="T1">інд.-авт.</text:span><text:span text:style-name="T7"> Дієпр. від </text:span><text:span text:style-name="T9">вогóнь</text:span><text:span text:style-name="T7">. Охоплений вогнем.</text:span></text:p>
      <text:p text:style-name="P1"><text:span text:style-name="T1">Та за тобою небо запалало,/ </text:span><text:span text:style-name="T4">овогнене</text:span><text:span text:style-name="T1"> грозою стожалів. (П-2:68).</text:span></text:p>
      <text:p text:style-name="P3"/>
      <text:p text:style-name="P1"><text:span text:style-name="T19">Огрáння</text:span><text:span text:style-name="T6">, -я, </text:span><text:span text:style-name="T1">с., інд.-авт.</text:span><text:span text:style-name="T6"> Ім. до </text:span><text:span text:style-name="T10">огрáнювати</text:span><text:span text:style-name="T6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oft-page-break/><text:span text:style-name="T4">огранням</text:span><text:span text:style-name="T1"> дзеркал заросилася кров! (П-1:33).</text:span></text:p>
      <text:p text:style-name="P3"/>
      <text:p text:style-name="P1"><text:span text:style-name="T19">Озлíння</text:span><text:span text:style-name="T6">, -я, </text:span><text:span text:style-name="T1">ж., інд.-авт.</text:span></text:p>
      <text:p text:style-name="P1"><text:span text:style-name="T1">А шал який! Яке </text:span><text:span text:style-name="T4">озління</text:span><text:span text:style-name="T1">!/ О білий світе-блекота. (П-1:132).</text:span></text:p>
      <text:p text:style-name="P3"/>
      <text:p text:style-name="P1"><text:span text:style-name="T19">Ошрóття</text:span><text:span text:style-name="T6">, -я, </text:span><text:span text:style-name="T1">збірн., інд.-авт. </text:span><text:span text:style-name="T6">Те саме, що шріт – дріб.</text:span></text:p>
      <text:p text:style-name="P1"><text:span text:style-name="T1">І тінь біжить – поверхи давніх днів./ І заволока – на </text:span><text:span text:style-name="T4">ошроття</text:span><text:span text:style-name="T1"> часу. (П-1:137).</text:span></text:p>
      <text:p text:style-name="P3"/>
      <text:p text:style-name="P1"><text:span text:style-name="T19">Пáверх</text:span><text:span text:style-name="T6">, -у, </text:span><text:span text:style-name="T1">ч., інд.-авт.</text:span><text:span text:style-name="T7"> Похідне від </text:span><text:span text:style-name="T9">па</text:span><text:span text:style-name="T7">... (“подібний”) </text:span><text:span text:style-name="T9">верх</text:span><text:span text:style-name="T7">. Щось, що нагадує верх.</text:span></text:p>
      <text:p text:style-name="P1"><text:span text:style-name="T1">Тут </text:span><text:span text:style-name="T4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9">Пажиття</text:span><text:span text:style-name="T6">, -я, </text:span><text:span text:style-name="T1">с., інд.-авт.</text:span><text:span text:style-name="T7"> Похідне від </text:span><text:span text:style-name="T9">па</text:span><text:span text:style-name="T7">... (“подібний”) і </text:span><text:span text:style-name="T9">життя</text:span><text:span text:style-name="T7">. Щось, що нагадує життя.</text:span></text:p>
      <text:p text:style-name="P1"><text:span text:style-name="T1">Тут паверх, паниз, </text:span><text:span text:style-name="T4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9">Пáниз</text:span><text:span text:style-name="T6">, -у, </text:span><text:span text:style-name="T1">ч., інд.-авт.</text:span><text:span text:style-name="T7"> Похідне від </text:span><text:span text:style-name="T9">па</text:span><text:span text:style-name="T7">... (“подібний”) і </text:span><text:span text:style-name="T9">низ</text:span><text:span text:style-name="T7">. Щось, що нагадує низ.</text:span></text:p>
      <text:p text:style-name="P1"><text:span text:style-name="T1">Тут паверх, </text:span><text:span text:style-name="T4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9">Парура</text:span><text:span text:style-name="T6">, -и, </text:span><text:span text:style-name="T1">ж., інд.-авт.</text:span><text:span text:style-name="T7"> Похідне від </text:span><text:span text:style-name="T9">па</text:span><text:span text:style-name="T7">... (“подібний”) і </text:span><text:span text:style-name="T9">рýра</text:span><text:span text:style-name="T7">. Щось, що подібне до рури.</text:span></text:p>
      <text:p text:style-name="P1"><text:span text:style-name="T1">Те безмежжя сил,/ розбурханих од молодого болю,/ ті </text:span><text:span text:style-name="T4">парури</text:span><text:span text:style-name="T1"> зусиль… (П-1:57).</text:span></text:p>
      <text:p text:style-name="P3"/>
      <text:p text:style-name="P1"><text:span text:style-name="T19">Пáскін</text:span><text:span text:style-name="T6">, пáскону, </text:span><text:span text:style-name="T1">ч., інд.-авт.</text:span><text:span text:style-name="T7"> Похідне від </text:span><text:span text:style-name="T9">па</text:span><text:span text:style-name="T7">... (“подібний”) і </text:span><text:span text:style-name="T9">скін</text:span><text:span text:style-name="T7">. Щось, що нагадує скін, почуття скону.</text:span></text:p>
      <text:p text:style-name="P1"><text:span text:style-name="T1">Тут паверх, паниз, пажиття і </text:span><text:span text:style-name="T4">паскін</text:span><text:span text:style-name="T1">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9">Пекельнозóрий</text:span><text:span text:style-name="T6">, -а, -е, </text:span><text:span text:style-name="T1">інд.-авт.</text:span><text:span text:style-name="T7"> Похідне від </text:span><text:span text:style-name="T9">пекельний </text:span><text:span text:style-name="T7">і </text:span><text:span text:style-name="T9">зір</text:span><text:span text:style-name="T7">.</text:span></text:p>
      <text:p text:style-name="P1"><text:span text:style-name="T1">Мигоче, мов відьмак, паркан </text:span><text:span text:style-name="T4">пекельнозорий</text:span><text:span text:style-name="T1">,/ за голосом покори душа рушає вспак. (П-2:31).</text:span></text:p>
      <text:p text:style-name="P3"/>
      <text:p text:style-name="P1"><text:span text:style-name="T19">Піввагáння</text:span><text:span text:style-name="T6">, -я, </text:span><text:span text:style-name="T1">с., інд.-авт.</text:span><text:span text:style-name="T7"> Похідне від </text:span><text:span text:style-name="T9">пів</text:span><text:span text:style-name="T7"> і </text:span><text:span text:style-name="T9">вагáння</text:span><text:span text:style-name="T7">.</text:span></text:p>
      <text:p text:style-name="P1"><text:span text:style-name="T1">Напівступою,/ як над собою винесений крок/ задумався і скляк. </text:span><text:soft-page-break/><text:span text:style-name="T1">Напівбажання,/ на </text:span><text:span text:style-name="T4">півваганні</text:span><text:span text:style-name="T1"> втяте. (П-1:57).</text:span></text:p>
      <text:p text:style-name="P3"/>
      <text:p text:style-name="P1"><text:span text:style-name="T19">Півдуші</text:span><text:span text:style-name="T6">, півдýш, </text:span><text:span text:style-name="T1">мн., інд.-авт.</text:span><text:span text:style-name="T7"> Похідне від </text:span><text:span text:style-name="T9">пів</text:span><text:span text:style-name="T7"> і </text:span><text:span text:style-name="T9">душі</text:span><text:span text:style-name="T7">.</text:span></text:p>
      <text:p text:style-name="P1"><text:span text:style-name="T1">О царство півсерць, півнадій, півпричалів,/ півзамірів царство, півзмаг і </text:span><text:span text:style-name="T4">півдуш</text:span><text:span text:style-name="T1">! (П-1:98).</text:span></text:p>
      <text:p text:style-name="P3"/>
      <text:p text:style-name="P1"><text:span text:style-name="T19">Півзáміри</text:span><text:span text:style-name="T6">, -ів, </text:span><text:span text:style-name="T1">мн., інд.-авт.</text:span><text:span text:style-name="T7"> Похідне від </text:span><text:span text:style-name="T9">пів</text:span><text:span text:style-name="T7"> і </text:span><text:span text:style-name="T9">зáміри</text:span><text:span text:style-name="T7">.</text:span></text:p>
      <text:p text:style-name="P1"><text:span text:style-name="T1">О царство півсерць, півнадій, півпричалів,/ </text:span><text:span text:style-name="T4">півзамірів</text:span><text:span text:style-name="T1"> царство, півзмаг і півдуш! (П-1:98).</text:span></text:p>
      <text:p text:style-name="P3"/>
      <text:p text:style-name="P1"><text:span text:style-name="T19">Півзмáги</text:span><text:span text:style-name="T6">, півзмáг, </text:span><text:span text:style-name="T1">мн., інд.-авт.</text:span><text:span text:style-name="T7"> Похідне від </text:span><text:span text:style-name="T9">пів</text:span><text:span text:style-name="T7"> і </text:span><text:span text:style-name="T9">змагáння</text:span><text:span text:style-name="T7">.</text:span></text:p>
      <text:p text:style-name="P1"><text:span text:style-name="T1">О царство півсерць, півнадій, півпричалів,/ півзамірів царство, </text:span><text:span text:style-name="T4">півзмаг</text:span><text:span text:style-name="T1"> і півдуш! (П-1:98).</text:span></text:p>
      <text:p text:style-name="P3"/>
      <text:p text:style-name="P1"><text:span text:style-name="T19">Півнадíї</text:span><text:span text:style-name="T6">, півнадíй, </text:span><text:span text:style-name="T1">мн., інд.-авт.</text:span><text:span text:style-name="T7"> Похідне від </text:span><text:span text:style-name="T9">пів</text:span><text:span text:style-name="T7"> і </text:span><text:span text:style-name="T9">надíї</text:span><text:span text:style-name="T7">.</text:span></text:p>
      <text:p text:style-name="P1"><text:span text:style-name="T1">О царство півсерць, </text:span><text:span text:style-name="T4">півнадій</text:span><text:span text:style-name="T1">, півпричалів,/ півзамірів царство, півзмаг і півдуш! (П-1:98).</text:span></text:p>
      <text:p text:style-name="P3"/>
      <text:p text:style-name="P1"><text:span text:style-name="T19">Півнебéс</text:span><text:span text:style-name="T6">, півнебéс, </text:span><text:span text:style-name="T1">мн., інд.-авт. </text:span><text:span text:style-name="T7">Похідне від </text:span><text:span text:style-name="T9">пів</text:span><text:span text:style-name="T7"> і </text:span><text:span text:style-name="T9">небесá</text:span><text:span text:style-name="T7">.</text:span></text:p>
      <text:p text:style-name="P1"><text:span text:style-name="T1">І з тих затятих здвоєних ночей/ на </text:span><text:span text:style-name="T4">півнебес</text:span><text:span text:style-name="T1"> зажевріло б іржання/ чи сиваша чи привиду. (П-1:156).</text:span></text:p>
      <text:p text:style-name="P3"/>
      <text:p text:style-name="P1"><text:span text:style-name="T19">Півпричáли</text:span><text:span text:style-name="T6">, -ів, </text:span><text:span text:style-name="T1">мн., інд.-авт. </text:span><text:span text:style-name="T7">Похідне від </text:span><text:span text:style-name="T9">пів</text:span><text:span text:style-name="T7"> і </text:span><text:span text:style-name="T9">причáли</text:span><text:span text:style-name="T7">.</text:span></text:p>
      <text:p text:style-name="P1"><text:span text:style-name="T1">О царство півсерць, півнадій, </text:span><text:span text:style-name="T4">півпричалів</text:span><text:span text:style-name="T1">,/ півзамірів царство, півзмаг і півдуш! (П-1:98).</text:span></text:p>
      <text:p text:style-name="P3"/>
      <text:p text:style-name="P1"><text:span text:style-name="T19">Повногóрля</text:span><text:span text:style-name="T6">, -я, </text:span><text:span text:style-name="T1">с., інд.-авт.</text:span><text:span text:style-name="T7"> Похідне від </text:span><text:span text:style-name="T9">пóвний</text:span><text:span text:style-name="T7"> і </text:span><text:span text:style-name="T9">гóрло</text:span><text:span text:style-name="T7">.</text:span></text:p>
      <text:p text:style-name="P1"><text:span text:style-name="T1">До гори, до рік, до </text:span><text:span text:style-name="T4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3"/>
      <text:p text:style-name="P1"><text:span text:style-name="T19">Позапрóстір</text:span><text:span text:style-name="T6">, -стору, </text:span><text:span text:style-name="T1">ч., інд.-авт.</text:span><text:span text:style-name="T7"> Похідне від </text:span><text:span text:style-name="T9">пóза</text:span><text:span text:style-name="T7"> і </text:span><text:span text:style-name="T9">прóстір</text:span><text:span text:style-name="T7"> – той, що перебуває поза простором.</text:span></text:p>
      <text:p text:style-name="P1"><text:span text:style-name="T1">Як вікна в </text:span><text:span text:style-name="T4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19">Позачáс</text:span><text:span text:style-name="T6">, -у, </text:span><text:span text:style-name="T1">ч., інд.-авт.</text:span><text:span text:style-name="T7"> Похідне від </text:span><text:span text:style-name="T9">пóза</text:span><text:span text:style-name="T7"> і </text:span><text:span text:style-name="T9">час</text:span><text:span text:style-name="T7"> – той, що перебуває поза часом.</text:span></text:p>
      <text:p text:style-name="P1"><text:span text:style-name="T1">Як вікна в позапростір, </text:span><text:span text:style-name="T4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19">Порожньосéрдий</text:span><text:span text:style-name="T6">, -а, -е, </text:span><text:span text:style-name="T1">інд.-авт.</text:span><text:span text:style-name="T7"> Похідне від </text:span><text:span text:style-name="T9">порóжній</text:span><text:span text:style-name="T7"> і </text:span><text:span text:style-name="T9">сéрце</text:span><text:span text:style-name="T7">.</text:span></text:p>
      <text:p text:style-name="P1"><text:soft-page-break/><text:span text:style-name="T4">Порожньосердий</text:span><text:span text:style-name="T1"> вибільшився світ,/ мов простору запрагло німування… (П-2:174).</text:span></text:p>
      <text:p text:style-name="P3"/>
      <text:p text:style-name="P1"><text:span text:style-name="T19">Потаймир</text:span><text:span text:style-name="T6">, -у, </text:span><text:span text:style-name="T1">ч., інд.-авт.</text:span><text:span text:style-name="T7"> Інший вимір, інший світ.</text:span></text:p>
      <text:p text:style-name="P1"><text:span text:style-name="T1">І десь там гасне </text:span><text:span text:style-name="T4">потаймир</text:span><text:span text:style-name="T1">,/ а між торосами крижин/ я сам-один і – </text:span><text:span text:style-name="T1">враг-вражин… (П-2:15).</text:span></text:p>
      <text:p text:style-name="P3"/>
      <text:p text:style-name="P1"><text:span text:style-name="T19">Пралітá</text:span><text:span text:style-name="T6">, пралíт, </text:span><text:span text:style-name="T1">мн., інд.-авт.</text:span><text:span text:style-name="T7"> Похідне від </text:span><text:span text:style-name="T9">пра</text:span><text:span text:style-name="T7">... (в значенні </text:span><text:span text:style-name="T9">дáвній</text:span><text:span text:style-name="T7">) і </text:span><text:span text:style-name="T9">літá</text:span><text:span text:style-name="T7">. Минулі літа.</text:span></text:p>
      <text:p text:style-name="P1"><text:span text:style-name="T1">Забудься. Стань. І зачекай мене/ на самоті в такому велелюдді,/ де спогади стовбичать, наче судді,/ і пам’ять чвалом </text:span><text:span text:style-name="T4">праліта</text:span><text:span text:style-name="T1"> жене. (П-2:149).</text:span></text:p>
      <text:p text:style-name="P3"/>
      <text:p text:style-name="P1"><text:span text:style-name="T19">Прáпервні</text:span><text:span text:style-name="T6">, -ів, </text:span><text:span text:style-name="T1">мн., інд.-авт.</text:span><text:span text:style-name="T7"> Похідне від </text:span><text:span text:style-name="T9">пра</text:span><text:span text:style-name="T7">...(в значенні </text:span><text:span text:style-name="T9">дáвній</text:span><text:span text:style-name="T7">) і </text:span><text:span text:style-name="T10">пéрвень</text:span><text:span text:style-name="T6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во окошилися на нас./ І хочеться сягнути за крайчасу,/ за </text:span><text:span text:style-name="T4">прапервні</text:span><text:span text:style-name="T1">. (П-1:57).</text:span></text:p>
      <text:p text:style-name="P3"/>
      <text:p text:style-name="P1"><text:span text:style-name="T19">Призáходи</text:span><text:span text:style-name="T6">, -ів, </text:span><text:span text:style-name="T1">мн., інд.-авт.</text:span><text:span text:style-name="T6"> Час, коли заходить сонце.</text:span></text:p>
      <text:p text:style-name="P1"><text:span text:style-name="T14">Прижухлий клониться пирій/ на </text:span><text:span text:style-name="T15">призаходи</text:span><text:span text:style-name="T14"> дня</text:span><text:span text:style-name="T13">. (П-2:92).</text:span></text:p>
      <text:p text:style-name="P5"/>
      <text:p text:style-name="P1"><text:span text:style-name="T19">Притінь</text:span><text:span text:style-name="T6">, -і, </text:span><text:span text:style-name="T1">ж., інд.-авт.</text:span><text:span text:style-name="T7"> Те саме, що тінь.</text:span></text:p>
      <text:p text:style-name="P1"><text:span text:style-name="T1">Ти тінь. Ти </text:span><text:span text:style-name="T4">притінь</text:span><text:span text:style-name="T1">. Смерк і довгий гуд/ і зелень бань… (П-1:134).</text:span></text:p>
      <text:p text:style-name="P3"/>
      <text:p text:style-name="P1"><text:span text:style-name="T19">Прóростень</text:span><text:span text:style-name="T6">, -стня, </text:span><text:span text:style-name="T1">ч., інд.-авт.</text:span><text:span text:style-name="T6"> Ім. до </text:span><text:span text:style-name="T10">проростáти</text:span><text:span text:style-name="T6">.</text:span></text:p>
      <text:p text:style-name="P1"><text:span text:style-name="T1">І </text:span><text:span text:style-name="T4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3"/>
      <text:p text:style-name="P1"><text:span text:style-name="T19">Протипотíк (</text:span><text:span text:style-name="T8">протипотóки</text:span><text:span text:style-name="T19">)</text:span><text:span text:style-name="T6">, -тóку, </text:span><text:span text:style-name="T1">ч., інд.-авт.</text:span><text:span text:style-name="T7"> Похідне від </text:span><text:span text:style-name="T9">прóти</text:span><text:span text:style-name="T7">... і </text:span><text:span text:style-name="T9">потíк</text:span><text:span text:style-name="T7">.</text:span></text:p>
      <text:p text:style-name="P1"><text:span text:style-name="T1">Розбратані </text:span><text:span text:style-name="T4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19">Пружноголóсий</text:span><text:span text:style-name="T6">, -а, -е, </text:span><text:span text:style-name="T1">інд.-авт.</text:span><text:span text:style-name="T7"> Похідне від </text:span><text:span text:style-name="T9">прýжний</text:span><text:span text:style-name="T7"> і </text:span><text:span text:style-name="T9">гóлос</text:span><text:span text:style-name="T7">.</text:span></text:p>
      <text:p text:style-name="P1"><text:span text:style-name="T1">…янгольський мосянжний хор/ гучить на присілки і села/ і проста пісенька весела/ </text:span><text:span text:style-name="T4">пружноголосий</text:span><text:span text:style-name="T1"> барвить хор. (П-2:277).</text:span></text:p>
      <text:p text:style-name="P3"/>
      <text:p text:style-name="P1"><text:span text:style-name="T19">Пург-сніги</text:span><text:span text:style-name="T6">, -ів, </text:span><text:span text:style-name="T1">мн., інд.-авт.</text:span><text:span text:style-name="T7"> Похідне від </text:span><text:span text:style-name="T9">пургá</text:span><text:span text:style-name="T7"> і </text:span><text:span text:style-name="T9">сніги</text:span><text:span text:style-name="T7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заблуклий в сопках пестун/ скоро/ без ведмедиці в </text:span><text:span text:style-name="T4">пург-снігах</text:span><text:span text:style-name="T1">/ згине. (П-2:17).</text:span></text:p>
      <text:p text:style-name="P3"/>
      <text:p text:style-name="P1"><text:soft-page-break/><text:span text:style-name="T19">Рáдощі-жалí</text:span><text:span text:style-name="T20">, </text:span><text:span text:style-name="T6">рáдоще-жалíв, </text:span><text:span text:style-name="T1">мн., інд.-авт. </text:span><text:span text:style-name="T7">Похідне від </text:span><text:span text:style-name="T9">рáдощі</text:span><text:span text:style-name="T7"> і </text:span><text:span text:style-name="T9">жалі</text:span><text:span text:style-name="T7">.</text:span></text:p>
      <text:p text:style-name="P1"><text:span text:style-name="T1">…де розкошує маячня/ моїх далеких недобутих марень/ в калейдоскопі </text:span><text:span text:style-name="T4">радоще-жалів</text:span><text:span text:style-name="T1">… (П-1:206-207).</text:span></text:p>
      <text:p text:style-name="P3"/>
      <text:p text:style-name="P1"><text:span text:style-name="T19">РозбрÁтаний</text:span><text:span text:style-name="T6">, -а, -е, </text:span><text:span text:style-name="T1">інд.-авт.</text:span><text:span text:style-name="T6"> Дієпр. пас. теп ч. до </text:span><text:span text:style-name="T10">розбратáти</text:span><text:span text:style-name="T6"> – перервати, припинити <text:s/>дружбу, посварити кого-небудь з кимсь.</text:span></text:p>
      <text:p text:style-name="P1"><text:span text:style-name="T4">Розбратані</text:span><text:span text:style-name="T1"> </text:span><text:span text:style-name="T4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19">Розпелюстити</text:span><text:span text:style-name="T6">, -щу, -щиш, </text:span><text:span text:style-name="T1">док., перех., інд.-авт.</text:span><text:span text:style-name="T7"> Похідне від </text:span><text:span text:style-name="T9">пелюстки</text:span><text:span text:style-name="T7">. Розкрити, як пелюстки.</text:span></text:p>
      <text:p text:style-name="P1"><text:span text:style-name="T1">Треба щедро – серцем одним, устами/ ледь розпуклими – </text:span><text:span text:style-name="T4">розпелюстити</text:span><text:span text:style-name="T1"> <text:s/>втіхи гін,/ всевідради! Сонце бо йде – за нами. (П-1:106).</text:span></text:p>
      <text:p text:style-name="P3"/>
      <text:p text:style-name="P1"><text:span text:style-name="T19">Рясночóлий</text:span><text:span text:style-name="T6">, -а, -е, </text:span><text:span text:style-name="T1">інд.-авт.</text:span><text:span text:style-name="T7"> Похідне від </text:span><text:span text:style-name="T9">рясний </text:span><text:span text:style-name="T7">і </text:span><text:span text:style-name="T9">чолó</text:span><text:span text:style-name="T7">.</text:span></text:p>
      <text:p text:style-name="P1"><text:span text:style-name="T1">Я, певне, яблуня була,/ паморочила світ довкола,/ в рясному цвіті </text:span><text:span text:style-name="T4">рясночола</text:span><text:span text:style-name="T1">/ тужила, ніжилась, жила. (П-2:296).</text:span></text:p>
      <text:p text:style-name="P3"/>
      <text:p text:style-name="P1"><text:span text:style-name="T19">Самовивищ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вивищення</text:span><text:span text:style-name="T7">.</text:span></text:p>
      <text:p text:style-name="P1"><text:span text:style-name="T1">Оце, життя, твої дороги/ </text:span><text:span text:style-name="T4">самовивищень</text:span><text:span text:style-name="T1">, як наруг. (П-2:107).</text:span></text:p>
      <text:p text:style-name="P3"/>
      <text:p text:style-name="P1"><text:span text:style-name="T19">Самовóля</text:span><text:span text:style-name="T6">, -і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вóля</text:span><text:span text:style-name="T7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4">самоволь</text:span><text:span text:style-name="T1">, покори і сваволь. (П-1:56).</text:span></text:p>
      <text:p text:style-name="P3"/>
      <text:p text:style-name="P1"><text:span text:style-name="T19">Самовоскресí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воскресíння</text:span><text:span text:style-name="T7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4">самовоскресіння</text:span><text:span text:style-name="T1">. (П-2:150).</text:span></text:p>
      <text:p text:style-name="P3"/>
      <text:p text:style-name="P1"><text:span text:style-name="T19">Самовтéча</text:span><text:span text:style-name="T6">, -і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втéча</text:span><text:span text:style-name="T7">.</text:span></text:p>
      <text:p text:style-name="P1"><text:span text:style-name="T1">Доброму і злому/ кажи межу і позначи шляхи/ для </text:span><text:span text:style-name="T4">самовтечі</text:span><text:span text:style-name="T1">. (П-2:136).</text:span></text:p>
      <text:p text:style-name="P3"/>
      <text:p text:style-name="P1"><text:span text:style-name="T19">Самодóкíр</text:span><text:span text:style-name="T6">, самодóкóру, </text:span><text:span text:style-name="T1">ч., інд.-авт. </text:span><text:span text:style-name="T7">Похідне від </text:span><text:span text:style-name="T9">сáмо</text:span><text:span text:style-name="T7">... і </text:span><text:span text:style-name="T9">дóкíр</text:span><text:span text:style-name="T7">.</text:span></text:p>
      <text:p text:style-name="P1"><text:span text:style-name="T1">Не вір – ні долі, ні собі не вір,/ а спроневіра і </text:span><text:span text:style-name="T4">самодокір</text:span><text:span text:style-name="T1">/ і змерзлий крик, що грудкою у горлі/ засів мов кляп – то все неначе дріт/ колючий. (П-2:290).</text:span></text:p>
      <text:p text:style-name="P3"/>
      <text:p text:style-name="P1"><text:soft-page-break/><text:span text:style-name="T19">Самодосáда</text:span><text:span text:style-name="T6">, -и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досáда</text:span><text:span text:style-name="T7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4">самодосад</text:span><text:span text:style-name="T1">… (П-1:55).</text:span></text:p>
      <text:p text:style-name="P3"/>
      <text:p text:style-name="P1"><text:span text:style-name="T19">Самодохóдж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дохóдження</text:span><text:span text:style-name="T7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4">самодоходжень</text:span><text:span text:style-name="T1">/ зухвалий холод і зухвалий жах. (П-2:118).</text:span></text:p>
      <text:p text:style-name="P3"/>
      <text:p text:style-name="P1"><text:span text:style-name="T19">Самозаборóна</text:span><text:span text:style-name="T6">, -и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заборóна</text:span><text:span text:style-name="T7">.</text:span></text:p>
      <text:p text:style-name="P1"><text:span text:style-name="T1">Нам ряд утрачено. Раптових спроб/ назубрені шпилі – ото єдине,/ що вирвалося з </text:span><text:span text:style-name="T4">самозаборон</text:span><text:span text:style-name="T1">,/ які дарують небеса щедротні… (П-2:100).</text:span></text:p>
      <text:p text:style-name="P3"/>
      <text:p text:style-name="P1"><text:span text:style-name="T19">Самонаближ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наближення</text:span><text:span text:style-name="T7">.</text:span></text:p>
      <text:p text:style-name="P1"><text:span text:style-name="T1">…весь той чар/ </text:span><text:span text:style-name="T4">самонаближень</text:span><text:span text:style-name="T1">, упізнань і врочень,/ що визріли у невіді душевній/ і стежать стежать стежать <text:s/>зизим оком,/ ачи я втраплю на свою стежу… (П-1:121).</text:span></text:p>
      <text:p text:style-name="P3"/>
      <text:p text:style-name="P1"><text:span text:style-name="T19">Самонарік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нарікáння</text:span><text:span text:style-name="T7">.</text:span></text:p>
      <text:p text:style-name="P1"><text:span text:style-name="T1">Ні, не впадай у біль – до </text:span><text:span text:style-name="T4">самонаріканняи</text:span><text:span text:style-name="T1">./ О, не впадай у біль – його, як меч, піднось. (П-2:155).</text:span></text:p>
      <text:p text:style-name="P3"/>
      <text:p text:style-name="P1"><text:span text:style-name="T19">Самонарóдж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нарóдження</text:span><text:span text:style-name="T7">.</text:span></text:p>
      <text:p text:style-name="P1"><text:span text:style-name="T1">Оце </text:span><text:span text:style-name="T4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3"/>
      <text:p text:style-name="P1"><text:span text:style-name="T19">Самонаростáти</text:span><text:span text:style-name="T6">, -áю, -áєш, </text:span><text:span text:style-name="T1">недок., перех., інд.-авт. </text:span><text:span text:style-name="T7">Похідне від </text:span><text:span text:style-name="T9">сáмо</text:span><text:span text:style-name="T7">... і </text:span><text:span text:style-name="T9">наростáти</text:span><text:span text:style-name="T7">.</text:span></text:p>
      <text:p text:style-name="P1"><text:span text:style-name="T1">Неначе дзвін – поезія. Гуде/ і </text:span><text:span text:style-name="T4">самонаростає</text:span><text:span text:style-name="T1"> аж до повні… (П-2:150).</text:span></text:p>
      <text:p text:style-name="P3"/>
      <text:p text:style-name="P1"><text:span text:style-name="T19">Самоофíра</text:span><text:span text:style-name="T6">, -и, </text:span><text:span text:style-name="T1">ж., інд.-авт.</text:span><text:span text:style-name="T6"> </text:span><text:span text:style-name="T7">Похідне від </text:span><text:span text:style-name="T9">сáмо</text:span><text:span text:style-name="T7">... і </text:span><text:span text:style-name="T8">офíра</text:span><text:span text:style-name="T6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4">самоофіри</text:span><text:span text:style-name="T1"> й самовоскресіння. (П-2:150).</text:span></text:p>
      <text:p text:style-name="P3"/>
      <text:p text:style-name="P1"><text:span text:style-name="T19">Самопал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алáння</text:span><text:span text:style-name="T7">.</text:span></text:p>
      <text:p text:style-name="P1"><text:span text:style-name="T1">О як нестерпно хочеться подовжень/ і невигасного </text:span><text:span text:style-name="T4">самопалання</text:span><text:span text:style-name="T1">! (П-2:130).</text:span></text:p>
      <text:p text:style-name="P3"><text:soft-page-break/></text:p>
      <text:p text:style-name="P1"><text:span text:style-name="T19">Самоперерост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ереростáння</text:span><text:span text:style-name="T7">.</text:span></text:p>
      <text:p text:style-name="P1"><text:span text:style-name="T1">Отак: живи – і скній, живи – і скній,/ і як дійдеш </text:span><text:span text:style-name="T4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3"/>
      <text:p text:style-name="P1"><text:span text:style-name="T19">Самопідтвéрджувати</text:span><text:span text:style-name="T6">, -ую, уєш, </text:span><text:span text:style-name="T1">недок., перех., інд.-авт. </text:span><text:span text:style-name="T7">Похідне від </text:span><text:span text:style-name="T9">сáмо</text:span><text:span text:style-name="T7">... і </text:span><text:span text:style-name="T9">підтвéрджувати</text:span><text:span text:style-name="T7">.</text:span></text:p>
      <text:p text:style-name="P1"><text:span text:style-name="T1">Ще, слава Богу, тьмяний стовбур совісті/ признатись може весь до незбагненного,/ котре </text:span><text:span text:style-name="T4">самопідтверджує</text:span><text:span text:style-name="T1"> її/ і втаємничує… (П-2:101).</text:span></text:p>
      <text:p text:style-name="P3"/>
      <text:p text:style-name="P1"><text:span text:style-name="T19">Самопогиба</text:span><text:span text:style-name="T6">, -и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погиба</text:span><text:span text:style-name="T7">.</text:span></text:p>
      <text:p text:style-name="P1"><text:span text:style-name="T14">Господи, Господи, о осторонь/ душі гулкі, що, заслухані в тугу,/ немочі власної люблять наругу,/ </text:span><text:span text:style-name="T15">самопогиби</text:span><text:span text:style-name="T14"> високий огонь</text:span><text:span text:style-name="T13">. (П-2:74-75).</text:span></text:p>
      <text:p text:style-name="P5"/>
      <text:p text:style-name="P1"><text:span text:style-name="T21">Самоподóвжений</text:span><text:span text:style-name="T11">, -а, -е, </text:span><text:span text:style-name="T14">інд.-авт.</text:span><text:span text:style-name="T2"> </text:span><text:span text:style-name="T7">Похідне від </text:span><text:span text:style-name="T9">сáмо</text:span><text:span text:style-name="T7">... і </text:span><text:span text:style-name="T9">подóвжений</text:span><text:span text:style-name="T7">.</text:span></text:p>
      <text:p text:style-name="P1"><text:span text:style-name="T1">Хто б збагнув/ оці дороги – без кінця і краю/ </text:span><text:span text:style-name="T4">самоподовжені</text:span><text:span text:style-name="T1">? (П-2:100).</text:span></text:p>
      <text:p text:style-name="P3"/>
      <text:p text:style-name="P1"><text:span text:style-name="T19">Самопомин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оминáння</text:span><text:span text:style-name="T7">.</text:span></text:p>
      <text:p text:style-name="P1"><text:span text:style-name="T14">Ти загубився в горі – не знайтись/ у чорноводді змовклого волання,/ в ропі чекань і </text:span><text:span text:style-name="T15">самопоминання</text:span><text:span text:style-name="T14">/ і гуку, що доносить благовість</text:span><text:span text:style-name="T13">. (П-2:111).</text:span></text:p>
      <text:p text:style-name="P5"/>
      <text:p text:style-name="P1"><text:span text:style-name="T19">Самопоста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остання (</text:span><text:span text:style-name="T7">від </text:span><text:span text:style-name="T9">поставáння)</text:span><text:span text:style-name="T7">.</text:span></text:p>
      <text:p text:style-name="P1"><text:span text:style-name="T1">По ліву руку – древній, аж до ер/ </text:span><text:span text:style-name="T4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3"/>
      <text:p text:style-name="P1"><text:span text:style-name="T19">Самопромин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роминáння</text:span><text:span text:style-name="T7">.</text:span></text:p>
      <text:p text:style-name="P1"><text:span text:style-name="T1">В дорозі довгих </text:span><text:span text:style-name="T4">самопроминань</text:span><text:span text:style-name="T1">/ під знадою земного притягання/ проносяться від ранку до смеркання. (П-1:44).</text:span></text:p>
      <text:p text:style-name="P3"/>
      <text:p text:style-name="P1"><text:span text:style-name="T19">Самопротистояння</text:span><text:span text:style-name="T20">, -</text:span><text:span text:style-name="T6">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ротистояння</text:span><text:span text:style-name="T7">.</text:span></text:p>
      <text:p text:style-name="P1"><text:span text:style-name="T1">О вирвись, залишивши вирву/ у грудях, і роздмухай грань/ моїх </text:span><text:soft-page-break/><text:span text:style-name="T4">самопротистоянь</text:span><text:span text:style-name="T1">/ і дай напитися з потиру. (П-2:195).</text:span></text:p>
      <text:p text:style-name="P3"/>
      <text:p text:style-name="P1"><text:span text:style-name="T19">Самострíл</text:span><text:span text:style-name="T6">, -у, </text:span><text:span text:style-name="T1">ч., інд.-авт. </text:span><text:span text:style-name="T7">Ім. до </text:span><text:span text:style-name="T9">сáмо</text:span><text:span text:style-name="T7">... і </text:span><text:span text:style-name="T9">стріляти</text:span><text:span text:style-name="T7">.</text:span></text:p>
      <text:p text:style-name="P1"><text:span text:style-name="T1">Як рура, кругла вулиця,/ гулка од гуду бджіл,/ маленький хлопчик щулиться,/ бо ж сонце – </text:span><text:span text:style-name="T4">самостріл</text:span><text:span text:style-name="T1">. (П-2:275).</text:span></text:p>
      <text:p text:style-name="P3"/>
      <text:p text:style-name="P1"><text:span text:style-name="T19">Самострумув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струмувáння</text:span><text:span text:style-name="T7">.</text:span></text:p>
      <text:p text:style-name="P1"><text:span text:style-name="T1">…аби в останньому пориві,/ у плині </text:span><text:span text:style-name="T4">самострумувань</text:span><text:span text:style-name="T1">/ ураз зайти за власну грань,/ пірнути в смертні переливи. (П-1:169).</text:span></text:p>
      <text:p text:style-name="P3"/>
      <text:p text:style-name="P1"><text:span text:style-name="T19">Самотинний</text:span><text:span text:style-name="T6">, -а, -е, </text:span><text:span text:style-name="T1">інд.-авт.</text:span><text:span text:style-name="T6"> Який здійснюється, відбувається і т.ін. без інших; самітній.</text:span></text:p>
      <text:p text:style-name="P1"><text:span text:style-name="T1">Спиваєш тугу </text:span><text:span text:style-name="T4">самотинну</text:span><text:span text:style-name="T1">/ і душу, мов малу дитину,/ до рання присипляєш: спи. (П-2:182).</text:span></text:p>
      <text:p text:style-name="P3"/>
      <text:p text:style-name="P1"><text:span text:style-name="T19">Самоуник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уникáння</text:span><text:span text:style-name="T7">. Уникання самого себе.</text:span></text:p>
      <text:p text:style-name="P1"><text:span text:style-name="T1">Коли спромога </text:span><text:span text:style-name="T4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3"/>
      <text:p text:style-name="P1"><text:span text:style-name="T19">Світи-галаї, </text:span><text:span text:style-name="T6">світíв-галаїв, </text:span><text:span text:style-name="T1">мн., інд.-авт.</text:span><text:span text:style-name="T7"> Похідне від </text:span><text:span text:style-name="T9">світ</text:span><text:span text:style-name="T7"> і </text:span><text:span text:style-name="T9">галáй</text:span><text:span text:style-name="T7"> (“галáсвіта” – світ за очі). Далекі світи.</text:span></text:p>
      <text:p text:style-name="P1"><text:span text:style-name="T1">На тебе чатують </text:span><text:span text:style-name="T4">світи–галаї</text:span><text:span text:style-name="T1">./ Прощальний – як подим пожарищ – той спогад. (П-1:98).</text:span></text:p>
      <text:p text:style-name="P3"/>
      <text:p text:style-name="P1"><text:span text:style-name="T19">Себекрáй</text:span><text:span text:style-name="T6">, -ю, </text:span><text:span text:style-name="T1">ч., інд.-авт. </text:span><text:span text:style-name="T7">Похідне від </text:span><text:span text:style-name="T9">себé</text:span><text:span text:style-name="T7"> і </text:span><text:span text:style-name="T9">край</text:span><text:span text:style-name="T7">.</text:span></text:p>
      <text:p text:style-name="P1"><text:span text:style-name="T1">І все то – зá: дарунок сили/ за </text:span><text:span text:style-name="T4">себекраєм</text:span><text:span text:style-name="T1">: на, візьми,/ аби дороги доль гуділи/ всіма серцями і грудьми. (П-1:100); оця утеча геть за </text:span><text:span text:style-name="T4">себекрай</text:span><text:span text:style-name="T1"> - / то ніби виснений в дитинстві син… (П-1:203).</text:span></text:p>
      <text:p text:style-name="P4"/>
      <text:p text:style-name="P1"><text:span text:style-name="T19">Семигóри</text:span><text:span text:style-name="T6">, -гíр, </text:span><text:span text:style-name="T1">мн., інд.-авт.</text:span><text:span text:style-name="T7"> Похідне від </text:span><text:span text:style-name="T9">сім</text:span><text:span text:style-name="T7"> і </text:span><text:span text:style-name="T9">гóри</text:span><text:span text:style-name="T7">.</text:span></text:p>
      <text:p text:style-name="P1"><text:span text:style-name="T2">І що кигиче в мертвій цій пустелі?/ Киги-киги – мов чайка з-над Дніпра./ О </text:span><text:span text:style-name="T5">семигори</text:span><text:span text:style-name="T2"> горя, цвинтар велій,/ і я тут згину, як прийде пора? (П-1:100).</text:span></text:p>
      <text:p text:style-name="P4"/>
      <text:p text:style-name="P1"><text:span text:style-name="T19">Серцеóкий</text:span><text:span text:style-name="T6">, -а, -е, </text:span><text:span text:style-name="T1">інд.-авт. </text:span><text:span text:style-name="T7">Похідне від </text:span><text:span text:style-name="T9">сéрце</text:span><text:span text:style-name="T7"> і </text:span><text:span text:style-name="T9">óко</text:span><text:span text:style-name="T7">.</text:span></text:p>
      <text:p text:style-name="P1"><text:span text:style-name="T2">Сто плах перейди, </text:span><text:span text:style-name="T5">серцеокий</text:span><text:span text:style-name="T2">,/ сто плах, сто багать, сто голгоф… (П-1:180).</text:span></text:p>
      <text:p text:style-name="P4"/>
      <text:p text:style-name="P1"><text:span text:style-name="T19">Словотéча</text:span><text:span text:style-name="T6">, -і, </text:span><text:span text:style-name="T1">ж., інд.-авт.</text:span><text:span text:style-name="T7"> Похідне вріж </text:span><text:span text:style-name="T9">слóво</text:span><text:span text:style-name="T7"> і </text:span><text:span text:style-name="T9">текти</text:span><text:span text:style-name="T7">. Потік слів.</text:span></text:p>
      <text:p text:style-name="P1"><text:span text:style-name="T14">Слова, слова, слова – задосить </text:span><text:span text:style-name="T15">словотечі</text:span><text:span text:style-name="T14">,/ німують бо предтечі, </text:span><text:soft-page-break/><text:span text:style-name="T14">доба гряде нова. (П-2:292).</text:span></text:p>
      <text:p text:style-name="P6"/>
      <text:p text:style-name="P1"><text:span text:style-name="T19">Смертеіснувáння</text:span><text:span text:style-name="T6">, -я, </text:span><text:span text:style-name="T1">с., інд.-авт. </text:span><text:span text:style-name="T7">Похідне від </text:span><text:span text:style-name="T9">смерть</text:span><text:span text:style-name="T7"> і </text:span><text:span text:style-name="T9">існувáння</text:span><text:span text:style-name="T7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5">смертеіснування</text:span><text:span text:style-name="T2"> й життєсмерть. (П-1:83).</text:span></text:p>
      <text:p text:style-name="P4"/>
      <text:p text:style-name="P1"><text:span text:style-name="T19">Снíння</text:span><text:span text:style-name="T6">, -нь, </text:span><text:span text:style-name="T1">мн., інд.-авт.</text:span><text:span text:style-name="T7"> 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5">снінь</text:span><text:span text:style-name="T2"> моїх озерце шарлатове/ лямує обережок начувань… (П-1:121).</text:span></text:p>
      <text:p text:style-name="P4"/>
      <text:p text:style-name="P1"><text:span text:style-name="T19">Солодкомолóка</text:span><text:span text:style-name="T6">, -е, </text:span><text:span text:style-name="T1">інд.-авт.</text:span><text:span text:style-name="T7"> Похідне від </text:span><text:span text:style-name="T9">солóдкий</text:span><text:span text:style-name="T7"> і </text:span><text:span text:style-name="T9">молокó</text:span><text:span text:style-name="T7">.</text:span></text:p>
      <text:p text:style-name="P1"><text:span text:style-name="T2">Ти десь за край світу, як птаха моя білогруда,/ </text:span><text:span text:style-name="T5">солодкомолока</text:span><text:span text:style-name="T2">, два ока - мигдалі сумні. (П-2:161).</text:span></text:p>
      <text:p text:style-name="P4"/>
      <text:p text:style-name="P1"><text:span text:style-name="T19">Сон-комишí</text:span><text:span text:style-name="T6">, -ів, </text:span><text:span text:style-name="T1">мн., інд.-авт.</text:span><text:span text:style-name="T7"> Похідне від </text:span><text:span text:style-name="T9">сон</text:span><text:span text:style-name="T7"> і </text:span><text:span text:style-name="T9">комиш</text:span><text:span text:style-name="T7">.</text:span></text:p>
      <text:p text:style-name="P1"><text:span text:style-name="T2">І в серця на споді, в осерді душі/ ішли нашорошені </text:span><text:span text:style-name="T5">сон-комиші</text:span><text:span text:style-name="T2">. (П-2:61).</text:span></text:p>
      <text:p text:style-name="P4"/>
      <text:p text:style-name="P1"><text:span text:style-name="T19">Сонцелéт</text:span><text:span text:style-name="T6">, -у, </text:span><text:span text:style-name="T1">ч., інд.-авт.</text:span><text:span text:style-name="T7"> Похідне від </text:span><text:span text:style-name="T9">сóнце </text:span><text:span text:style-name="T7">і </text:span><text:span text:style-name="T9">лет</text:span><text:span text:style-name="T7">.</text:span></text:p>
      <text:p text:style-name="P1"><text:span text:style-name="T2">Зворохобилися айстри/ приосіннім </text:span><text:span text:style-name="T5">сонцелетом</text:span><text:span text:style-name="T2">,/ проминальною порою/ падолистом деручким. (П-1:92).</text:span></text:p>
      <text:p text:style-name="P4"/>
      <text:p text:style-name="P1"><text:span text:style-name="T19">Сонцепруг</text:span><text:span text:style-name="T6">, -а, </text:span><text:span text:style-name="T1">ч., інд.-авт.</text:span><text:span text:style-name="T7"> Похідне від </text:span><text:span text:style-name="T9">сóнце</text:span><text:span text:style-name="T7"> і </text:span><text:span text:style-name="T9">пруг</text:span><text:span text:style-name="T7">.</text:span></text:p>
      <text:p text:style-name="P1"><text:span text:style-name="T2">Як боляче ряхкоче </text:span><text:span text:style-name="T5">сонцепруг</text:span><text:span text:style-name="T2">!/ Як – далина! (П-2:64).</text:span></text:p>
      <text:p text:style-name="P4"/>
      <text:p text:style-name="P1"><text:span text:style-name="T19">Спах</text:span><text:span text:style-name="T6">, -у, </text:span><text:span text:style-name="T1">ч., інд.-авт.</text:span><text:span text:style-name="T6"> Ім. до </text:span><text:span text:style-name="T10">спахáти</text:span><text:span text:style-name="T6">, </text:span><text:span text:style-name="T10">спалáхувати</text:span><text:span text:style-name="T6">.</text:span></text:p>
      <text:p text:style-name="P1"><text:span text:style-name="T2">По голубих лугах, мов голуб,/ кошлатих сонць шугає </text:span><text:span text:style-name="T5">спах</text:span><text:span text:style-name="T2">. (П-1:157).</text:span></text:p>
      <text:p text:style-name="P4"/>
      <text:p text:style-name="P1"><text:span text:style-name="T19">Спередвікíв</text:span><text:span text:style-name="T6">, </text:span><text:span text:style-name="T1">незм., інд.-авт.</text:span><text:span text:style-name="T6"> Присл. до </text:span><text:span text:style-name="T8">спередвíчний</text:span><text:span text:style-name="T6">.</text:span></text:p>
      <text:p text:style-name="P1"><text:span text:style-name="T2">Ви вбивці, ви ненатлі нелюди/ </text:span><text:span text:style-name="T5">спередвіків</text:span><text:span text:style-name="T2">,/ а ми припізнені аеди,/ наш злочин – спів. (П-2:94).</text:span></text:p>
      <text:p text:style-name="P4"/>
      <text:p text:style-name="P1"><text:span text:style-name="T19">Спередодня</text:span><text:span text:style-name="T6">, </text:span><text:span text:style-name="T1">незм., інд.-авт.</text:span><text:span text:style-name="T7"> Похідне від </text:span><text:span text:style-name="T9">спéред</text:span><text:span text:style-name="T7"> і </text:span><text:span text:style-name="T9">день</text:span><text:span text:style-name="T7">.</text:span></text:p>
      <text:p text:style-name="P1"><text:span text:style-name="T2">Було ж: </text:span><text:span text:style-name="T5">спередодня</text:span><text:span text:style-name="T2">/ так довго трембітало,/ за тим світати стало - / прожогом, навмання. (П-1:126).</text:span></text:p>
      <text:p text:style-name="P4"/>
      <text:p text:style-name="P1"><text:span text:style-name="T19">Ставітри</text:span><text:span text:style-name="T6">, -íв, </text:span><text:span text:style-name="T1">мн., інд.-авт.</text:span><text:span text:style-name="T7"> Похідне від </text:span><text:span text:style-name="T9">сто </text:span><text:span text:style-name="T7">і</text:span><text:span text:style-name="T9"> вітри</text:span><text:span text:style-name="T7">.</text:span></text:p>
      <text:p text:style-name="P1"><text:span text:style-name="T2">На цих шалених </text:span><text:span text:style-name="T5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4"/>
      <text:p text:style-name="P1"><text:span text:style-name="T19">Стасвіти</text:span><text:span text:style-name="T6">, -ів, </text:span><text:span text:style-name="T1">мн., інд.-авт.</text:span><text:span text:style-name="T7"> Похідне від </text:span><text:span text:style-name="T9">сто</text:span><text:span text:style-name="T7"> і </text:span><text:span text:style-name="T9">вітри</text:span><text:span text:style-name="T7">.</text:span></text:p>
      <text:p text:style-name="P1"><text:soft-page-break/><text:span text:style-name="T2">О те моє відьомське вариво, та колотнеча </text:span><text:span text:style-name="T5">стасвітів</text:span><text:span text:style-name="T2">,/ о те чадне жагуче марево вгорнуло горло і до брів/ сягнуло… (П-2:127).</text:span></text:p>
      <text:p text:style-name="P4"/>
      <text:p text:style-name="P1"><text:span text:style-name="T19">Стобагáття</text:span><text:span text:style-name="T6">, -я, </text:span><text:span text:style-name="T1">с., інд.-авт. </text:span><text:span text:style-name="T7">Похідне від </text:span><text:span text:style-name="T9">сто</text:span><text:span text:style-name="T7"> і </text:span><text:span text:style-name="T9">багáття</text:span><text:span text:style-name="T7">.</text:span></text:p>
      <text:p text:style-name="P1"><text:span text:style-name="T2">Я – незалежний, серце бо студене/ згубило давній жар на </text:span><text:span text:style-name="T5">стобагатті</text:span><text:span text:style-name="T2"> мук. (П-2:191).</text:span></text:p>
      <text:p text:style-name="P4"/>
      <text:p text:style-name="P1"><text:span text:style-name="T19">Стогóри</text:span><text:span text:style-name="T6">, стогíр, </text:span><text:span text:style-name="T1">мн., інд.-авт. </text:span><text:span text:style-name="T7">Похідне від </text:span><text:span text:style-name="T9">сто</text:span><text:span text:style-name="T7"> і </text:span><text:span text:style-name="T9">гóри</text:span><text:span text:style-name="T7">.</text:span></text:p>
      <text:p text:style-name="P1"><text:span text:style-name="T2">Я вийду в ніч, я позирну туди,/ де захід за </text:span><text:span text:style-name="T5">стогорами</text:span><text:span text:style-name="T2"> палає. (П-2:13); Там, за кандзюбою </text:span><text:span text:style-name="T5">стогір</text:span><text:span text:style-name="T2">,/ за кайданами стриму/ збігає вік – наперекір/ огню притомі диму. (П-2:285).</text:span></text:p>
      <text:p text:style-name="P4"/>
      <text:p text:style-name="P1"><text:span text:style-name="T19">Стодум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дýмати</text:span><text:span text:style-name="T7">.</text:span></text:p>
      <text:p text:style-name="P1"><text:span text:style-name="T2">Як чорногуз при березі, </text:span><text:span text:style-name="T5">стодумний</text:span><text:span text:style-name="T2">/ став Пан-Господь і молиться…(П-2:60).</text:span></text:p>
      <text:p text:style-name="P4"/>
      <text:p text:style-name="P1"><text:span text:style-name="T19">Стожалí</text:span><text:span text:style-name="T6">, -íв, </text:span><text:span text:style-name="T1">мн., інд.-авт. </text:span><text:span text:style-name="T7">Похідне від </text:span><text:span text:style-name="T9">сто</text:span><text:span text:style-name="T7"> і </text:span><text:span text:style-name="T9">жалí</text:span><text:span text:style-name="T7">.</text:span></text:p>
      <text:p text:style-name="P1"><text:span text:style-name="T2">Та за тобою небо запалало,/ овогнене грозою </text:span><text:span text:style-name="T5">стожалів</text:span><text:span text:style-name="T2">. (П-2:68).</text:span></text:p>
      <text:p text:style-name="P4"/>
      <text:p text:style-name="P1"><text:span text:style-name="T19">Стожáло</text:span><text:span text:style-name="T6">, </text:span><text:span text:style-name="T1">присл., інд.-авт. </text:span><text:span text:style-name="T7">Похідне від </text:span><text:span text:style-name="T9">сто</text:span><text:span text:style-name="T7"> і </text:span><text:span text:style-name="T9">жáло</text:span><text:span text:style-name="T7">.</text:span></text:p>
      <text:p text:style-name="P1"><text:span text:style-name="T2">Тота сльоза тебе іспопелить,/ і лютий зойк завруниться </text:span><text:span text:style-name="T5">стожало</text:span><text:span text:style-name="T2">/ ланами й луками. (П-1:144).</text:span></text:p>
      <text:p text:style-name="P4"/>
      <text:p text:style-name="P1"><text:span text:style-name="T19">Стожáль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жáльний</text:span><text:span text:style-name="T7">.</text:span></text:p>
      <text:p text:style-name="P1"><text:span text:style-name="T2">Куріє руїна. Кривавим стікає потоком,/ і сонце татарське – </text:span><text:span text:style-name="T5">стожальне</text:span><text:span text:style-name="T2"> – разить наповал. (П-1:45).</text:span></text:p>
      <text:p text:style-name="P4"/>
      <text:p text:style-name="P1"><text:span text:style-name="T19">Стожáр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жáрний</text:span><text:span text:style-name="T7">.</text:span></text:p>
      <text:p text:style-name="P1"><text:span text:style-name="T2">Сяде сонце на сопку, скаженіє бичарня,/ заховайся в коробку там, де сонце </text:span><text:span text:style-name="T5">стожарне</text:span><text:span text:style-name="T2">… (П-2:166-167); Паду в траву – на цей цвинтарний/ кульбабин зойк, кульбабин пух,/ на розсип рос і на </text:span><text:span text:style-name="T5">стожарний/ </text:span><text:span text:style-name="T2">пожежний виквіт довгих скрух. (П-2:184).</text:span></text:p>
      <text:p text:style-name="P4"/>
      <text:p text:style-name="P1"><text:span text:style-name="T19">Стожурбá</text:span><text:span text:style-name="T6">, -и, </text:span><text:span text:style-name="T1">ж., інд.-авт.</text:span></text:p>
      <text:p text:style-name="P1"><text:span text:style-name="T2">Пропадіть, аеродроми,/ спопеліться в </text:span><text:span text:style-name="T5">стожурбі</text:span><text:span text:style-name="T2">. (П-1:159).</text:span></text:p>
      <text:p text:style-name="P4"/>
      <text:p text:style-name="P1"><text:span text:style-name="T19">Стозлотопелюстки</text:span><text:span text:style-name="T6">, -ів, </text:span><text:span text:style-name="T1">мн., інд.-авт. </text:span><text:span text:style-name="T7">Похідне від </text:span><text:span text:style-name="T9">сто, золотий</text:span><text:span text:style-name="T7"> і </text:span><text:span text:style-name="T9">пелюстки</text:span><text:span text:style-name="T7">.</text:span></text:p>
      <text:p text:style-name="P1"><text:span text:style-name="T2">Як сонях сонце п’є/ </text:span><text:span text:style-name="T5">стозлотопелюстками</text:span><text:span text:style-name="T2">,/ де хата постає - / ковчегом над роками. (П-2:18).</text:span></text:p>
      <text:p text:style-name="P4"/>
      <text:p text:style-name="P1"><text:span text:style-name="T19">Стозмíй</text:span><text:span text:style-name="T6">, -я, </text:span><text:span text:style-name="T1">ч., інд.-авт. </text:span><text:span text:style-name="T7">Похідне від </text:span><text:span text:style-name="T9">сто</text:span><text:span text:style-name="T7"> і </text:span><text:span text:style-name="T9">змій</text:span><text:span text:style-name="T7">.</text:span></text:p>
      <text:p text:style-name="P1"><text:span text:style-name="T2">Коли докучили ці втеки - / в лет, до вогненної пащеки./ Як він ощирився, </text:span><text:span text:style-name="T5">стозмій</text:span><text:span text:style-name="T2">! (П-1:73).</text:span></text:p>
      <text:p text:style-name="P4"><text:soft-page-break/></text:p>
      <text:p text:style-name="P1"><text:span text:style-name="T19">Стозóр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зір</text:span><text:span text:style-name="T7">.</text:span></text:p>
      <text:p text:style-name="P1"><text:span text:style-name="T2">Тільки сіль, і вода, і житняк,/ і світанок, і ніч, і </text:span><text:span text:style-name="T5">стозора</text:span><text:span text:style-name="T2">/ небезпека, і сонна і хора/ ця душа – вирушає успак! (П-1:105).</text:span></text:p>
      <text:p text:style-name="P4"/>
      <text:p text:style-name="P1"><text:span text:style-name="T19">Стокóло</text:span><text:span text:style-name="T6">, -а, </text:span><text:span text:style-name="T1">с., інд.-авт. </text:span><text:span text:style-name="T7">Похідне від </text:span><text:span text:style-name="T9">сто</text:span><text:span text:style-name="T7"> і </text:span><text:span text:style-name="T9">кóло</text:span><text:span text:style-name="T7">.</text:span></text:p>
      <text:p text:style-name="P1"><text:span text:style-name="T2">Червоний біль од нагая/ в очах розходиться </text:span><text:span text:style-name="T5">стоколом</text:span><text:span text:style-name="T2">,/ а світ несеться покотьолом,/ за світом – настрибом – змія… (П-2:16).</text:span></text:p>
      <text:p text:style-name="P4"/>
      <text:p text:style-name="P1"><text:span text:style-name="T19">Стокрик</text:span><text:span text:style-name="T6">, -у, </text:span><text:span text:style-name="T1">ч., інд.-авт. </text:span><text:span text:style-name="T7">Похідне від </text:span><text:span text:style-name="T9">сто</text:span><text:span text:style-name="T7"> і </text:span><text:span text:style-name="T9">крик</text:span><text:span text:style-name="T7">.</text:span></text:p>
      <text:p text:style-name="P1"><text:span text:style-name="T2">…бо в горлі застуда, у грудях пітьма/ і світ оступає </text:span><text:span text:style-name="T5">стокрик</text:span><text:span text:style-name="T2"> – Колима. (П-1:135).</text:span></text:p>
      <text:p text:style-name="P4"/>
      <text:p text:style-name="P1"><text:span text:style-name="T19">Стомежá</text:span><text:span text:style-name="T6">, -і, </text:span><text:span text:style-name="T1">ж., інд.-авт. </text:span><text:span text:style-name="T7">Похідне від </text:span><text:span text:style-name="T9">сто</text:span><text:span text:style-name="T7"> і </text:span><text:span text:style-name="T9">межá</text:span><text:span text:style-name="T7">.</text:span></text:p>
      <text:p text:style-name="P1"><text:span text:style-name="T2">Полон у полоні, межі </text:span><text:span text:style-name="T5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4"/>
      <text:p text:style-name="P1"><text:span text:style-name="T19">Сто-морóзи, </text:span><text:span text:style-name="T6">-ів, </text:span><text:span text:style-name="T1">мн., інд.-авт. </text:span><text:span text:style-name="T7">Похідне від </text:span><text:span text:style-name="T9">сто</text:span><text:span text:style-name="T7"> і </text:span><text:span text:style-name="T9">морóзи</text:span><text:span text:style-name="T7">.</text:span></text:p>
      <text:p text:style-name="P1"><text:span text:style-name="T2">Так стій і стій і стій і стій,/ дубій на </text:span><text:span text:style-name="T5">сто-морозах</text:span><text:span text:style-name="T2">,/ о будь ти проклят, часе мій,/ в усіх своїх погрозах. (П-2:24).</text:span></text:p>
      <text:p text:style-name="P4"/>
      <text:p text:style-name="P1"><text:span text:style-name="T19">Стонастóрче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настóрчений</text:span><text:span text:style-name="T7">.</text:span></text:p>
      <text:p text:style-name="P1"><text:span text:style-name="T2">Кружеляє понад ними/ вечір, крила розкриливши,/ впав на горлицю із неба/ </text:span><text:span text:style-name="T5">стонасторчений</text:span><text:span text:style-name="T2"> коршак. (П-1:92).</text:span></text:p>
      <text:p text:style-name="P4"/>
      <text:p text:style-name="P1"><text:span text:style-name="T19">Стопровáлля</text:span><text:span text:style-name="T6">, -я, </text:span><text:span text:style-name="T1">с., інд.-авт. </text:span><text:span text:style-name="T7">Похідне від </text:span><text:span text:style-name="T9">сто</text:span><text:span text:style-name="T7"> і </text:span><text:span text:style-name="T9">провáлля</text:span><text:span text:style-name="T7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5">стопроваль</text:span><text:span text:style-name="T2">. (П-2:160).</text:span></text:p>
      <text:p text:style-name="P4"/>
      <text:p text:style-name="P1"><text:span text:style-name="T19">Стопровáль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провáльний</text:span><text:span text:style-name="T7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5">стопровальний</text:span><text:span text:style-name="T2"> діл. (П-2:64).</text:span></text:p>
      <text:p text:style-name="P4"/>
      <text:p text:style-name="P1"><text:span text:style-name="T19">Сторíки</text:span><text:span text:style-name="T6">, сторíк, </text:span><text:span text:style-name="T1">мн., інд.-авт. </text:span><text:span text:style-name="T7">Похідне від </text:span><text:span text:style-name="T9">сто</text:span><text:span text:style-name="T7"> і </text:span><text:span text:style-name="T9">ріки</text:span><text:span text:style-name="T7">.</text:span></text:p>
      <text:p text:style-name="P1"><text:span text:style-name="T2">Хай край святиться. За горою/ </text:span><text:span text:style-name="T5">сторіки</text:span><text:span text:style-name="T2"> чорної ропи. (П-2:173).</text:span></text:p>
      <text:p text:style-name="P4"/>
      <text:p text:style-name="P1"><text:span text:style-name="T19">Сторозтриклят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розтриклятий</text:span><text:span text:style-name="T7">.</text:span></text:p>
      <text:p text:style-name="P1"><text:span text:style-name="T2">Аби лиш подолати гнів,/ </text:span><text:span text:style-name="T5">сторозтриклятий</text:span><text:span text:style-name="T2"> гнів здолати,/ я б поіменно міг назвати/ усіх братів, усіх катів. (П-1:30).</text:span></text:p>
      <text:p text:style-name="P4"/>
      <text:p text:style-name="P1"><text:span text:style-name="T19">Стосиній</text:span><text:span text:style-name="T6">, -я, -є, </text:span><text:span text:style-name="T1">інд.-авт. </text:span><text:span text:style-name="T7">Похідне від </text:span><text:span text:style-name="T9">сто</text:span><text:span text:style-name="T7"> і </text:span><text:span text:style-name="T9">синій</text:span><text:span text:style-name="T7">.</text:span></text:p>
      <text:p text:style-name="P1"><text:span text:style-name="T2">Червоним вином заливає мій погляд </text:span><text:span text:style-name="T5">стосиній</text:span><text:span text:style-name="T2">,/ спустошені губи </text:span><text:soft-page-break/><text:span text:style-name="T2">залито червоним вином,/ і видиться берег – далекий – у радісній піні,/ і спокій приносить, і спокій обіцяний – бром. (П-2:290).</text:span></text:p>
      <text:p text:style-name="P4"/>
      <text:p text:style-name="P1"><text:span text:style-name="T19">Схриплокрóнний</text:span><text:span text:style-name="T6">, -а, -е, </text:span><text:span text:style-name="T1">інд.-авт. </text:span><text:span text:style-name="T7">Похідне від </text:span><text:span text:style-name="T9">(с)хриплий</text:span><text:span text:style-name="T7"> і </text:span><text:span text:style-name="T9">крóна</text:span><text:span text:style-name="T7">.</text:span></text:p>
      <text:p text:style-name="P1"><text:span text:style-name="T2">Пожухле листя опадає з віт,/ голосить голий стовбур </text:span><text:span text:style-name="T5">схриплокронний</text:span><text:span text:style-name="T2">. (П-1:161).</text:span></text:p>
      <text:p text:style-name="P4"/>
      <text:p text:style-name="P1"><text:span text:style-name="T19">Тамбíк</text:span><text:span text:style-name="T6">, -бóку, </text:span><text:span text:style-name="T1">ч., інд.-авт. </text:span><text:span text:style-name="T7">Похідне від </text:span><text:span text:style-name="T9">там</text:span><text:span text:style-name="T7"> і </text:span><text:span text:style-name="T9">бік</text:span><text:span text:style-name="T7">. На тому боці.</text:span></text:p>
      <text:p text:style-name="P1"><text:span text:style-name="T2">А товщею, в кризі, в імлі,/ за </text:span><text:span text:style-name="T5">тамбоком</text:span><text:span text:style-name="T2">,/ сяє срібне серце землі/ скорбним оком. (П-1:173).</text:span></text:p>
      <text:p text:style-name="P4"/>
      <text:p text:style-name="P1"><text:span text:style-name="T19">Тихоплин</text:span><text:span text:style-name="T6">, -у, </text:span><text:span text:style-name="T1">ч., інд.-авт.</text:span><text:span text:style-name="T6"> Ім. до </text:span><text:span text:style-name="T10">тихоплинний</text:span><text:span text:style-name="T6">, </text:span><text:span text:style-name="T1">поет. –</text:span><text:span text:style-name="T6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5">тихоплин</text:span><text:span text:style-name="T2">. (П-2:280).</text:span></text:p>
      <text:p text:style-name="P4"/>
      <text:p text:style-name="P1"><text:span text:style-name="T19">Тойящобáтько</text:span><text:span text:style-name="T6">, -а, </text:span><text:span text:style-name="T1">ч., інд.-авт. </text:span><text:span text:style-name="T7">Похідне від </text:span><text:span text:style-name="T9">той, я, що</text:span><text:span text:style-name="T7"> і </text:span><text:span text:style-name="T9">бáтько</text:span><text:span text:style-name="T7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5">Тойящобатько</text:span><text:span text:style-name="T2"> вже не чую сина. (П-2:191).</text:span></text:p>
      <text:p text:style-name="P4"/>
      <text:p text:style-name="P1"><text:span text:style-name="T19">Тойящосин</text:span><text:span text:style-name="T6">, -а, </text:span><text:span text:style-name="T1">ч., інд.-авт. </text:span><text:span text:style-name="T7">Похідне від </text:span><text:span text:style-name="T9">той, я, що</text:span><text:span text:style-name="T7"> і </text:span><text:span text:style-name="T9">син</text:span><text:span text:style-name="T7">.</text:span></text:p>
      <text:p text:style-name="P1"><text:span text:style-name="T2">Я тіло нагострив на чаї та акридах,/ а душу – пошукай. І не питай./ </text:span><text:span text:style-name="T5">Тойящосин</text:span><text:span text:style-name="T2"> не чує вже мене./ Тойящобатько вже не чую сина. (П-2:191).</text:span></text:p>
      <text:p text:style-name="P4"/>
      <text:p text:style-name="P1"><text:span text:style-name="T19">Тонкоголóсити</text:span><text:span text:style-name="T6">, -шу, -сиш, </text:span><text:span text:style-name="T2">недок., перех., інд.-авт.</text:span><text:span text:style-name="T6"> Похідне від </text:span><text:span text:style-name="T10">тóнко</text:span><text:span text:style-name="T6"> і </text:span><text:span text:style-name="T10">голóсити</text:span><text:span text:style-name="T6">.</text:span></text:p>
      <text:p text:style-name="P1"><text:span text:style-name="T2">Нехай-но і помру - / та він за мене </text:span><text:span text:style-name="T5">відтонкоголосить</text:span><text:span text:style-name="T2">/ про тисячі пропащих вечорів… (П-1:47).</text:span></text:p>
      <text:p text:style-name="P4"/>
      <text:p text:style-name="P1"><text:span text:style-name="T19">Тонкожáло</text:span><text:span text:style-name="T6">, </text:span><text:span text:style-name="T1">присл., інд.-авт.</text:span><text:span text:style-name="T7"> Похідне від </text:span><text:span text:style-name="T9">тонкий</text:span><text:span text:style-name="T7"> і </text:span><text:span text:style-name="T9">жáло</text:span><text:span text:style-name="T7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5">тонкожало</text:span><text:span text:style-name="T2">… (П-2:103).</text:span></text:p>
      <text:p text:style-name="P4"/>
      <text:p text:style-name="P1"><text:span text:style-name="T19">Тремт</text:span><text:span text:style-name="T6">, -у, </text:span><text:span text:style-name="T1">ч., інд.-авт.</text:span><text:span text:style-name="T6"> Те саме, що тремтіння.</text:span></text:p>
      <text:p text:style-name="P1"><text:span text:style-name="T2">…опуст, розпадання/ материка, раптовий зсув і дляння,/ і </text:span><text:span text:style-name="T5">трепет</text:span><text:span text:style-name="T2"> рук, і тремт повік німий. (П-1:37).</text:span></text:p>
      <text:p text:style-name="P4"/>
      <text:p text:style-name="P1"><text:span text:style-name="T19">Уводноряд</text:span><text:span text:style-name="T6">, </text:span><text:span text:style-name="T1">присл., інд.-авт.</text:span><text:span text:style-name="T7"> В один ряд.</text:span></text:p>
      <text:p text:style-name="P1"><text:span text:style-name="T2">Тепер ти сам, як вулій цей гулкий,/ стаєш </text:span><text:span text:style-name="T5">уводноряд</text:span><text:span text:style-name="T2"> до цілосвіту,/ коли з грудей твоїх несамовитих/ усі повийшли зашпори-голки. (П-</text:span><text:soft-page-break/><text:span text:style-name="T2">2:181).</text:span></text:p>
      <text:p text:style-name="P4"/>
      <text:p text:style-name="P1"><text:span text:style-name="T19">Усеблагий</text:span><text:span text:style-name="T6">, -а, -е, </text:span><text:span text:style-name="T1">інд.-авт. </text:span><text:span text:style-name="T7">Похідне від </text:span><text:span text:style-name="T9">усé</text:span><text:span text:style-name="T7"> і </text:span><text:span text:style-name="T9">благий</text:span><text:span text:style-name="T7">.</text:span></text:p>
      <text:p text:style-name="P1"><text:span text:style-name="T2">І снився Кар – зажурений такий,/ немов отетерілий од докуки,/ допоки мати заламає руки,/ наш гріх відпустить Бог </text:span><text:span text:style-name="T5">усеблагий</text:span><text:span text:style-name="T2">. (П-</text:span><text:span text:style-name="T2">2:128).</text:span></text:p>
      <text:p text:style-name="P4"/>
      <text:p text:style-name="P1"><text:span text:style-name="T19">Усевитóнчуваний</text:span><text:span text:style-name="T6">, -а, -е, </text:span><text:span text:style-name="T1">інд.-авт. </text:span><text:span text:style-name="T7">Похідне від </text:span><text:span text:style-name="T9">усé</text:span><text:span text:style-name="T7"> і </text:span><text:span text:style-name="T9">витóнчуваний</text:span><text:span text:style-name="T7">.</text:span></text:p>
      <text:p text:style-name="P1"><text:span text:style-name="T5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4"/>
      <text:p text:style-name="P1"><text:span text:style-name="T19">Усевладуще</text:span><text:span text:style-name="T6">, -щого, </text:span><text:span text:style-name="T1">с., інд.-авт.</text:span><text:span text:style-name="T7"> Похідне від </text:span><text:span text:style-name="T9">усе</text:span><text:span text:style-name="T7"> і </text:span><text:span text:style-name="T9">владýще</text:span><text:span text:style-name="T7"> (від </text:span><text:span text:style-name="T9">влáда</text:span><text:span text:style-name="T7">). З великою владою.</text:span></text:p>
      <text:p text:style-name="P1"><text:span text:style-name="T2">Коли прищухло довкруги, поближнє/ </text:span><text:span text:style-name="T5">усевладуще</text:span><text:span text:style-name="T2"> ревом так реве,/ ану збагни – суворе ачи ніжне/ те, що тебе всевладно так зове. (П-2:120).</text:span></text:p>
      <text:p text:style-name="P4"/>
      <text:p text:style-name="P1"><text:span text:style-name="T19">Усенестéрпний</text:span><text:span text:style-name="T6">, -а, -е, </text:span><text:span text:style-name="T1">інд.-авт.</text:span><text:span text:style-name="T7"> Похідне від </text:span><text:span text:style-name="T9">усé</text:span><text:span text:style-name="T7"> і </text:span><text:span text:style-name="T9">нестéрпний</text:span><text:span text:style-name="T7">.</text:span></text:p>
      <text:p text:style-name="P1"><text:span text:style-name="T2">Народжені мої бажання,/ </text:span><text:span text:style-name="T5">усенестерпні</text:span><text:span text:style-name="T2">, всеголодні,/ такі вітри зняли довкола,/ що все несеться шкереберть. (П-2:195).</text:span></text:p>
      <text:p text:style-name="P4"/>
      <text:p text:style-name="P1"><text:span text:style-name="T19">Усепокóра</text:span><text:span text:style-name="T6"> (всепокóра), -и, </text:span><text:span text:style-name="T1">ж., інд.-авт. </text:span><text:span text:style-name="T7">Похідне від </text:span><text:span text:style-name="T9">усé</text:span><text:span text:style-name="T7"> і </text:span><text:span text:style-name="T9">покóра</text:span><text:span text:style-name="T7">.</text:span></text:p>
      <text:p text:style-name="P1"><text:span text:style-name="T2">В квадратах жертв – чистописом журби - / </text:span><text:span text:style-name="T5">усепокора</text:span><text:span text:style-name="T2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5">всепокори</text:span><text:span text:style-name="T2">,/ так світяться свічада, світлом хорі,/ і пильно задивляються крізь нас/ у сяйва… (П-1:66).</text:span></text:p>
      <text:p text:style-name="P4"/>
      <text:p text:style-name="P1"><text:span text:style-name="T19">Усестрімкий</text:span><text:span text:style-name="T6">, -а, -е, </text:span><text:span text:style-name="T1">інд.-авт. </text:span><text:span text:style-name="T7">Похідне від </text:span><text:span text:style-name="T9">усé</text:span><text:span text:style-name="T7"> і </text:span><text:span text:style-name="T9">стрімкий</text:span><text:span text:style-name="T7">.</text:span></text:p>
      <text:p text:style-name="P1"><text:span text:style-name="T2">Ескорт і почет, кожен челядин/ не помічає ні ночей ні днин,/ спинився час – в </text:span><text:span text:style-name="T5">усестрімкому</text:span><text:span text:style-name="T2"> леті. (П-2:295).</text:span></text:p>
      <text:p text:style-name="P4"/>
      <text:p text:style-name="P1"><text:span text:style-name="T19">Ціложиттєвий</text:span><text:span text:style-name="T6">, -а, -е, </text:span><text:span text:style-name="T1">інд.-авт. </text:span><text:span text:style-name="T7">Похідне від </text:span><text:span text:style-name="T9">цíлий</text:span><text:span text:style-name="T7"> і </text:span><text:span text:style-name="T9">життєвий (</text:span><text:span text:style-name="T7">від</text:span><text:span text:style-name="T9"> життя)</text:span><text:span text:style-name="T7">.</text:span></text:p>
      <text:p text:style-name="P1"><text:span text:style-name="T2">З </text:span><text:span text:style-name="T5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4"/>
      <text:p text:style-name="P1"><text:span text:style-name="T19">Цілосвíт</text:span><text:span text:style-name="T6">, -у, ч., </text:span><text:span text:style-name="T2">інд.-авт. </text:span><text:span text:style-name="T7">Похідне від </text:span><text:span text:style-name="T9">цíлий</text:span><text:span text:style-name="T7"> і </text:span><text:span text:style-name="T9">світ</text:span><text:span text:style-name="T7">.</text:span></text:p>
      <text:p text:style-name="P1"><text:span text:style-name="T2">Тепер ти сам, як вулій цей гулкий,/ стаєш уводноряд до цілосвіту,/ коли з грудей твоїх несамовитих/ усі повийшли зашпори-голки.</text:span><text:span text:style-name="T2"> (П-2:181).</text:span></text:p>
      <text:p text:style-name="P4"/>
      <text:p text:style-name="P1"><text:soft-page-break/><text:span text:style-name="T19">Чорновóддя</text:span><text:span text:style-name="T6">, -я, </text:span><text:span text:style-name="T1">с., інд.-авт. </text:span><text:span text:style-name="T7">Похідне від </text:span><text:span text:style-name="T9">чóрний</text:span><text:span text:style-name="T7"> і </text:span><text:span text:style-name="T9">вóддя</text:span><text:span text:style-name="T7"> (від </text:span><text:span text:style-name="T9">водá</text:span><text:span text:style-name="T7">).</text:span></text:p>
      <text:p text:style-name="P1"><text:span text:style-name="T2">Червона барка в </text:span><text:span text:style-name="T5">чорноводді </text:span><text:span text:style-name="T2">доль/ загубиться. І фенікс довгоногий/ перенесе тебе в ясні чертоги/ від самоволь, покори і сваволь. (П-1:56); …Підтале </text:span><text:span text:style-name="T5">чорноводдя</text:span><text:span text:style-name="T2"> зелен-криги/ займається світанням на </text:span><text:span text:style-name="T2">щоці. (П-1:77).</text:span></text:p>
      <text:p text:style-name="P4"/>
      <text:p text:style-name="P1"><text:span text:style-name="T19">Ясноджерéльний</text:span><text:span text:style-name="T6">, -а, -е, </text:span><text:span text:style-name="T1">інд.-авт. </text:span><text:span text:style-name="T7">Похідне від </text:span><text:span text:style-name="T9">ясно</text:span><text:span text:style-name="T7"> і </text:span><text:span text:style-name="T9">джерéльний</text:span><text:span text:style-name="T7">.</text:span></text:p>
      <text:p text:style-name="P1"><text:span text:style-name="T2">Там буриться похмурий амарант/ і айстри у покірній непокорі/ останні долітовують прозорі/ дні вересня – </text:span><text:span text:style-name="T5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1-11-10T14:33:22</dc:date>
    <meta:editing-duration>PT56M52S</meta:editing-duration>
    <meta:editing-cycles>26</meta:editing-cycles>
    <meta:generator>LibreOffice/3.4$Linux LibreOffice_project/340m1$Build-302</meta:generator>
    <meta:document-statistic meta:table-count="0" meta:image-count="0" meta:object-count="0" meta:page-count="23" meta:paragraph-count="426" meta:word-count="6005" meta:character-count="38278" meta:non-whitespace-character-count="32925"/>
  </office:meta>
</office:document-meta>
</file>